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sans-serif, 'Apple Color Emoji', 'Segoe UI Emoji', 'Segoe UI Symbol'"/>
    <style:font-face style:name="arial" svg:font-family="arial"/>
    <style:font-face style:name="roboto" svg:font-family="roboto, sans-serif"/>
  </office:font-face-decls>
  <office:automatic-styles>
    <style:style style:name="P1"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0e8741" officeooo:paragraph-rsid="00135865" style:font-size-asian="11.3500003814697pt" style:font-weight-asian="bold" style:font-size-complex="13pt" style:font-weight-complex="bold"/>
    </style:style>
    <style:style style:name="P2"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0351d" officeooo:paragraph-rsid="00135865"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0d4c4" officeooo:paragraph-rsid="00135865" style:font-size-asian="11.3500003814697pt" style:font-weight-asian="bold" style:font-size-complex="13pt" style:font-weight-complex="bold"/>
    </style:style>
    <style:style style:name="P4"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45e11" officeooo:paragraph-rsid="00135865"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5f4d3" officeooo:paragraph-rsid="0014758a" style:font-size-asian="11.3500003814697pt" style:font-weight-asian="bold" style:font-size-complex="13pt" style:font-weight-complex="bold"/>
    </style:style>
    <style:style style:name="P6"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18fe93" officeooo:paragraph-rsid="0014758a"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style:font-name="Arial1" fo:font-size="13pt" fo:language="de" fo:country="DE" style:text-underline-style="solid" style:text-underline-width="auto" style:text-underline-color="font-color" fo:font-weight="bold" officeooo:rsid="006aac35" officeooo:paragraph-rsid="0014758a"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6aac35" officeooo:paragraph-rsid="0014758a"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style:font-name="Arial1" fo:font-size="13pt" fo:language="de" fo:country="DE" style:text-underline-style="none" fo:font-weight="bold" officeooo:rsid="000e8741" officeooo:paragraph-rsid="00135865" style:font-size-asian="11.3500003814697pt" style:font-weight-asian="bold" style:font-size-complex="13pt" style:font-weight-complex="bold"/>
    </style:style>
    <style:style style:name="P10" style:family="paragraph" style:parent-style-name="Standard">
      <style:paragraph-properties fo:text-align="justify" style:justify-single-word="false"/>
      <style:text-properties style:font-name="Arial1" fo:font-size="13pt" fo:language="de" fo:country="DE" style:text-underline-style="none" fo:font-weight="bold" officeooo:rsid="0010d4c4" officeooo:paragraph-rsid="00135865" style:font-size-asian="11.3500003814697pt" style:font-weight-asian="bold" style:font-size-complex="13pt" style:font-weight-complex="bold"/>
    </style:style>
    <style:style style:name="P11" style:family="paragraph" style:parent-style-name="Standard">
      <style:paragraph-properties fo:text-align="justify" style:justify-single-word="false"/>
      <style:text-properties style:font-name="Arial1" fo:font-size="13pt" fo:language="de" fo:country="DE" style:text-underline-style="none" fo:font-weight="bold" officeooo:rsid="00145e11" officeooo:paragraph-rsid="00135865" style:font-size-asian="11.3500003814697pt" style:font-weight-asian="bold" style:font-size-complex="13pt" style:font-weight-complex="bold"/>
    </style:style>
    <style:style style:name="P12" style:family="paragraph" style:parent-style-name="Standard">
      <style:paragraph-properties fo:text-align="justify" style:justify-single-word="false"/>
      <style:text-properties style:font-name="Arial1" fo:font-size="13pt" fo:language="de" fo:country="DE" style:text-underline-style="none" fo:font-weight="bold" officeooo:rsid="00149fd3" officeooo:paragraph-rsid="00135865" style:font-size-asian="11.3500003814697pt" style:font-weight-asian="bold" style:font-size-complex="13pt" style:font-weight-complex="bold"/>
    </style:style>
    <style:style style:name="P13" style:family="paragraph" style:parent-style-name="Standard">
      <style:paragraph-properties fo:text-align="justify" style:justify-single-word="false"/>
      <style:text-properties style:font-name="Arial1" fo:font-size="13pt" fo:language="de" fo:country="DE" style:text-underline-style="none" fo:font-weight="bold" officeooo:rsid="0015f4d3" officeooo:paragraph-rsid="0014758a" style:font-size-asian="11.3500003814697pt" style:font-weight-asian="bold" style:font-size-complex="13pt" style:font-weight-complex="bold"/>
    </style:style>
    <style:style style:name="P14" style:family="paragraph" style:parent-style-name="Standard">
      <style:paragraph-properties fo:text-align="justify" style:justify-single-word="false"/>
      <style:text-properties style:font-name="Arial1" fo:font-size="13pt" fo:language="de" fo:country="DE" style:text-underline-style="none" fo:font-weight="normal" officeooo:rsid="000e8741" officeooo:paragraph-rsid="00135865"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Arial1" fo:font-size="13pt" fo:language="de" fo:country="DE" style:text-underline-style="none" fo:font-weight="normal" officeooo:rsid="0010351d" officeooo:paragraph-rsid="00135865"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style:font-name="Arial1" fo:font-size="13pt" fo:language="de" fo:country="DE" style:text-underline-style="none" fo:font-weight="normal" officeooo:rsid="0010d4c4" officeooo:paragraph-rsid="00135865"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Arial1" fo:font-size="13pt" fo:language="de" fo:country="DE" style:text-underline-style="none" fo:font-weight="normal" officeooo:rsid="00145e11" officeooo:paragraph-rsid="00135865"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Arial1" fo:font-size="13pt" fo:language="de" fo:country="DE" style:text-underline-style="none" fo:font-weight="normal" officeooo:rsid="0015f4d3" officeooo:paragraph-rsid="0014758a"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Arial1" fo:font-size="13pt" fo:language="de" fo:country="DE" style:text-underline-style="none" fo:font-weight="normal" officeooo:rsid="0018fe93" officeooo:paragraph-rsid="0014758a" style:font-size-asian="11.3500003814697pt" style:font-weight-asian="normal" style:font-size-complex="13pt" style:font-weight-complex="normal"/>
    </style:style>
    <style:style style:name="P20" style:family="paragraph" style:parent-style-name="Standard">
      <style:text-properties style:font-name="Arial1" fo:font-size="13pt" style:text-underline-style="solid" style:text-underline-width="auto" style:text-underline-color="font-color" fo:font-weight="bold" officeooo:rsid="00206f92" officeooo:paragraph-rsid="0014758a" style:font-size-asian="13pt" style:font-weight-asian="bold" style:font-size-complex="13pt" style:font-weight-complex="bold"/>
    </style:style>
    <style:style style:name="P21" style:family="paragraph" style:parent-style-name="Standard">
      <style:text-properties style:font-name="Arial1" fo:font-size="13pt" style:text-underline-style="solid" style:text-underline-width="auto" style:text-underline-color="font-color" fo:font-weight="bold" officeooo:rsid="002ef0b9" officeooo:paragraph-rsid="0014758a" style:font-size-asian="13pt" style:font-weight-asian="bold" style:font-size-complex="13pt" style:font-weight-complex="bold"/>
    </style:style>
    <style:style style:name="P22" style:family="paragraph" style:parent-style-name="Standard">
      <style:text-properties style:font-name="Arial1" fo:font-size="13pt" style:text-underline-style="solid" style:text-underline-width="auto" style:text-underline-color="font-color" fo:font-weight="bold" officeooo:rsid="003222d5" officeooo:paragraph-rsid="0014758a" style:font-size-asian="13pt" style:font-weight-asian="bold" style:font-size-complex="13pt" style:font-weight-complex="bold"/>
    </style:style>
    <style:style style:name="P23" style:family="paragraph" style:parent-style-name="Standard">
      <style:text-properties style:font-name="Arial1" fo:font-size="13pt" style:text-underline-style="solid" style:text-underline-width="auto" style:text-underline-color="font-color" fo:font-weight="bold" officeooo:rsid="0041e97c" officeooo:paragraph-rsid="0015d44e" style:font-size-asian="13pt" style:font-weight-asian="bold" style:font-size-complex="13pt" style:font-weight-complex="bold"/>
    </style:style>
    <style:style style:name="P24" style:family="paragraph" style:parent-style-name="Standard">
      <style:text-properties style:font-name="Arial1" fo:font-size="13pt" style:text-underline-style="solid" style:text-underline-width="auto" style:text-underline-color="font-color" fo:font-weight="bold" officeooo:rsid="004318ab" officeooo:paragraph-rsid="0015d44e" style:font-size-asian="13pt" style:font-weight-asian="bold" style:font-size-complex="13pt" style:font-weight-complex="bold"/>
    </style:style>
    <style:style style:name="P25" style:family="paragraph" style:parent-style-name="Standard">
      <style:text-properties style:font-name="Arial1" fo:font-size="13pt" style:text-underline-style="solid" style:text-underline-width="auto" style:text-underline-color="font-color" fo:font-weight="bold" officeooo:paragraph-rsid="0015d44e" style:font-size-asian="13pt" style:font-weight-asian="bold" style:font-size-complex="13pt" style:font-weight-complex="bold"/>
    </style:style>
    <style:style style:name="P26" style:family="paragraph" style:parent-style-name="Standard">
      <style:text-properties style:font-name="Arial1" fo:font-size="13pt" style:text-underline-style="solid" style:text-underline-width="auto" style:text-underline-color="font-color" fo:font-weight="bold" officeooo:rsid="005927d2" officeooo:paragraph-rsid="0016363d" style:font-size-asian="13pt" style:font-weight-asian="bold" style:font-size-complex="13pt" style:font-weight-complex="bold"/>
    </style:style>
    <style:style style:name="P27" style:family="paragraph" style:parent-style-name="Standard">
      <style:text-properties style:font-name="Arial1" fo:font-size="13pt" style:text-underline-style="solid" style:text-underline-width="auto" style:text-underline-color="font-color" fo:font-weight="bold" officeooo:paragraph-rsid="0016363d" style:font-size-asian="13pt" style:font-weight-asian="bold" style:font-size-complex="13pt" style:font-weight-complex="bold"/>
    </style:style>
    <style:style style:name="P28" style:family="paragraph" style:parent-style-name="Standard">
      <style:text-properties style:font-name="Arial1" fo:font-size="13pt" style:text-underline-style="solid" style:text-underline-width="auto" style:text-underline-color="font-color" fo:font-weight="bold" officeooo:rsid="005b62a5" officeooo:paragraph-rsid="0017a629" style:font-size-asian="13pt" style:font-weight-asian="bold" style:font-size-complex="13pt" style:font-weight-complex="bold"/>
    </style:style>
    <style:style style:name="P29" style:family="paragraph" style:parent-style-name="Standard">
      <style:text-properties style:font-name="Arial1" fo:font-size="13pt" style:text-underline-style="solid" style:text-underline-width="auto" style:text-underline-color="font-color" fo:font-weight="bold" officeooo:rsid="005dfd1f" officeooo:paragraph-rsid="0017a629" style:font-size-asian="13pt" style:font-weight-asian="bold" style:font-size-complex="13pt" style:font-weight-complex="bold"/>
    </style:style>
    <style:style style:name="P30" style:family="paragraph" style:parent-style-name="Standard">
      <style:text-properties style:font-name="Arial1" fo:font-size="13pt" style:text-underline-style="solid" style:text-underline-width="auto" style:text-underline-color="font-color" fo:font-weight="bold" officeooo:rsid="005ff7ea" officeooo:paragraph-rsid="0017a629" style:font-size-asian="13pt" style:font-weight-asian="bold" style:font-size-complex="13pt" style:font-weight-complex="bold"/>
    </style:style>
    <style:style style:name="P31" style:family="paragraph" style:parent-style-name="Standard">
      <style:text-properties style:font-name="Arial1" fo:font-size="13pt" style:text-underline-style="solid" style:text-underline-width="auto" style:text-underline-color="font-color" fo:font-weight="bold" style:font-size-asian="13pt" style:font-weight-asian="bold" style:font-size-complex="13pt" style:font-weight-complex="bold"/>
    </style:style>
    <style:style style:name="P32" style:family="paragraph" style:parent-style-name="Standard">
      <style:text-properties style:font-name="Arial1" fo:font-size="13pt" style:text-underline-style="solid" style:text-underline-width="auto" style:text-underline-color="font-color" fo:font-weight="bold" officeooo:paragraph-rsid="001a1fa5" style:font-size-asian="13pt" style:font-weight-asian="bold" style:font-size-complex="13pt" style:font-weight-complex="bold"/>
    </style:style>
    <style:style style:name="P33" style:family="paragraph" style:parent-style-name="Standard">
      <style:text-properties style:font-name="Arial1" fo:font-size="13pt" style:text-underline-style="solid" style:text-underline-width="auto" style:text-underline-color="font-color" fo:font-weight="bold" officeooo:rsid="001a5a75" officeooo:paragraph-rsid="001a5a75" style:font-size-asian="13pt" style:font-weight-asian="bold" style:font-size-complex="13pt" style:font-weight-complex="bold"/>
    </style:style>
    <style:style style:name="P34" style:family="paragraph" style:parent-style-name="Standard">
      <style:text-properties style:font-name="Arial1" fo:font-size="13pt" style:text-underline-style="solid" style:text-underline-width="auto" style:text-underline-color="font-color" fo:font-weight="bold" officeooo:rsid="001c6bda" officeooo:paragraph-rsid="001c6bda" style:font-size-asian="13pt" style:font-weight-asian="bold" style:font-size-complex="13pt" style:font-weight-complex="bold"/>
    </style:style>
    <style:style style:name="P35" style:family="paragraph" style:parent-style-name="Standard">
      <style:text-properties style:font-name="Arial1" fo:font-size="13pt" style:text-underline-style="solid" style:text-underline-width="auto" style:text-underline-color="font-color" fo:font-weight="bold" officeooo:rsid="005d358f" officeooo:paragraph-rsid="00193854" style:font-size-asian="13pt" style:font-weight-asian="bold" style:font-size-complex="13pt" style:font-weight-complex="bold"/>
    </style:style>
    <style:style style:name="P36" style:family="paragraph" style:parent-style-name="Standard">
      <style:text-properties style:font-name="Arial1" fo:font-size="13pt" style:text-underline-style="none" fo:font-weight="normal" officeooo:rsid="00206f92" officeooo:paragraph-rsid="0014758a" style:font-size-asian="13pt" style:font-weight-asian="normal" style:font-size-complex="13pt" style:font-weight-complex="normal"/>
    </style:style>
    <style:style style:name="P37" style:family="paragraph" style:parent-style-name="Standard">
      <style:text-properties style:font-name="Arial1" fo:font-size="13pt" style:text-underline-style="none" fo:font-weight="normal" officeooo:rsid="0021418f" officeooo:paragraph-rsid="0014758a" style:font-size-asian="13pt" style:font-weight-asian="normal" style:font-size-complex="13pt" style:font-weight-complex="normal"/>
    </style:style>
    <style:style style:name="P38" style:family="paragraph" style:parent-style-name="Standard">
      <style:text-properties style:font-name="Arial1" fo:font-size="13pt" style:text-underline-style="none" fo:font-weight="normal" officeooo:rsid="00226074" officeooo:paragraph-rsid="0014758a" style:font-size-asian="13pt" style:font-weight-asian="normal" style:font-size-complex="13pt" style:font-weight-complex="normal"/>
    </style:style>
    <style:style style:name="P39" style:family="paragraph" style:parent-style-name="Standard">
      <style:text-properties style:font-name="Arial1" fo:font-size="13pt" style:text-underline-style="none" fo:font-weight="normal" officeooo:rsid="0028cd46" officeooo:paragraph-rsid="0014758a"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Arial1" fo:font-size="13pt" style:text-underline-style="none" fo:font-weight="normal" officeooo:rsid="002ef0b9" officeooo:paragraph-rsid="0014758a"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font-name="Arial1" fo:font-size="13pt" style:text-underline-style="none" fo:font-weight="normal" officeooo:rsid="002ef0b9" officeooo:paragraph-rsid="0015d44e"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style:font-name="Arial1" fo:font-size="13pt" style:text-underline-style="none" fo:font-weight="normal" officeooo:rsid="002ef0b9" officeooo:paragraph-rsid="0020bd00" style:font-size-asian="13pt" style:font-weight-asian="normal" style:font-size-complex="13pt" style:font-weight-complex="normal"/>
    </style:style>
    <style:style style:name="P43" style:family="paragraph" style:parent-style-name="Standard">
      <style:text-properties style:font-name="Arial1" fo:font-size="13pt" style:text-underline-style="none" fo:font-weight="normal" officeooo:rsid="002ef0b9" officeooo:paragraph-rsid="0014758a"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style:font-name="Arial1" fo:font-size="13pt" style:text-underline-style="none" fo:font-weight="normal" officeooo:rsid="00470a3b" officeooo:paragraph-rsid="0015d44e"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style:font-name="Arial1" fo:font-size="13pt" style:text-underline-style="none" fo:font-weight="normal" officeooo:rsid="00470a3b" officeooo:paragraph-rsid="0016363d" style:font-size-asian="13pt" style:font-weight-asian="normal" style:font-size-complex="13pt" style:font-weight-complex="normal"/>
    </style:style>
    <style:style style:name="P46" style:family="paragraph" style:parent-style-name="Standard">
      <style:text-properties style:font-name="Arial1" fo:font-size="13pt" style:text-underline-style="none" fo:font-weight="normal" officeooo:rsid="00470a3b" officeooo:paragraph-rsid="0015d44e" style:font-size-asian="13pt" style:font-weight-asian="normal" style:font-size-complex="13pt" style:font-weight-complex="normal"/>
    </style:style>
    <style:style style:name="P47" style:family="paragraph" style:parent-style-name="Standard">
      <style:paragraph-properties fo:text-align="center" style:justify-single-word="false"/>
      <style:text-properties style:font-name="Arial1" fo:font-size="13pt" style:text-underline-style="none" fo:font-weight="normal" officeooo:rsid="00470a3b" officeooo:paragraph-rsid="0016363d" style:font-size-asian="13pt" style:font-weight-asian="normal" style:font-size-complex="13pt" style:font-weight-complex="normal"/>
    </style:style>
    <style:style style:name="P48" style:family="paragraph" style:parent-style-name="Standard">
      <style:text-properties style:font-name="Arial1" fo:font-size="13pt" style:text-underline-style="none" fo:font-weight="normal" officeooo:rsid="0041e97c" officeooo:paragraph-rsid="0015d44e" style:font-size-asian="13pt" style:font-weight-asian="normal" style:font-size-complex="13pt" style:font-weight-complex="normal"/>
    </style:style>
    <style:style style:name="P49" style:family="paragraph" style:parent-style-name="Standard">
      <style:text-properties style:font-name="Arial1" fo:font-size="13pt" style:text-underline-style="none" fo:font-weight="normal" officeooo:rsid="0041e97c" officeooo:paragraph-rsid="0025777a" style:font-size-asian="13pt" style:font-weight-asian="normal" style:font-size-complex="13pt" style:font-weight-complex="normal"/>
    </style:style>
    <style:style style:name="P50" style:family="paragraph" style:parent-style-name="Standard">
      <style:text-properties style:font-name="Arial1" fo:font-size="13pt" style:text-underline-style="none" fo:font-weight="normal" officeooo:rsid="005927d2" officeooo:paragraph-rsid="0016363d" style:font-size-asian="13pt" style:font-weight-asian="normal" style:font-size-complex="13pt" style:font-weight-complex="normal"/>
    </style:style>
    <style:style style:name="P51" style:family="paragraph" style:parent-style-name="Standard">
      <style:text-properties style:font-name="Arial1" fo:font-size="13pt" style:text-underline-style="none" fo:font-weight="normal" officeooo:rsid="005dfd1f" officeooo:paragraph-rsid="0017a629" style:font-size-asian="13pt" style:font-weight-asian="normal" style:font-size-complex="13pt" style:font-weight-complex="normal"/>
    </style:style>
    <style:style style:name="P52" style:family="paragraph" style:parent-style-name="Standard">
      <style:text-properties style:font-name="Arial1" fo:font-size="13pt" style:text-underline-style="none" fo:font-weight="normal" officeooo:rsid="005ff7ea" officeooo:paragraph-rsid="0017a629" style:font-size-asian="13pt" style:font-weight-asian="normal" style:font-size-complex="13pt" style:font-weight-complex="normal"/>
    </style:style>
    <style:style style:name="P53" style:family="paragraph" style:parent-style-name="Standard">
      <style:text-properties style:font-name="Arial1" fo:font-size="13pt" style:text-underline-style="none" fo:font-weight="normal" officeooo:rsid="001a5a75" officeooo:paragraph-rsid="001a5a75"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font-name="Arial1" fo:font-size="13pt" style:text-underline-style="none" fo:font-weight="normal" officeooo:rsid="002593a4" officeooo:paragraph-rsid="002593a4" style:font-size-asian="13pt" style:font-weight-asian="normal" style:font-size-complex="13pt" style:font-weight-complex="normal"/>
    </style:style>
    <style:style style:name="P55" style:family="paragraph" style:parent-style-name="Standard">
      <style:text-properties style:font-name="Arial1" fo:font-size="13pt" style:text-underline-style="none" fo:font-weight="bold" officeooo:rsid="00208f9a" officeooo:paragraph-rsid="0014758a" style:font-size-asian="13pt" style:font-weight-asian="bold" style:font-size-complex="13pt" style:font-weight-complex="bold"/>
    </style:style>
    <style:style style:name="P56" style:family="paragraph" style:parent-style-name="Standard">
      <style:text-properties style:font-name="Arial1" fo:font-size="13pt" style:text-underline-style="none" fo:font-weight="bold" officeooo:rsid="0021404d" officeooo:paragraph-rsid="0014758a" style:font-size-asian="13pt" style:font-weight-asian="bold" style:font-size-complex="13pt" style:font-weight-complex="bold"/>
    </style:style>
    <style:style style:name="P57" style:family="paragraph" style:parent-style-name="Standard">
      <style:text-properties style:font-name="Arial1" fo:font-size="13pt" style:text-underline-style="none" fo:font-weight="bold" officeooo:rsid="0021418f" officeooo:paragraph-rsid="0014758a" style:font-size-asian="13pt" style:font-weight-asian="bold" style:font-size-complex="13pt" style:font-weight-complex="bold"/>
    </style:style>
    <style:style style:name="P58" style:family="paragraph" style:parent-style-name="Standard">
      <style:text-properties style:font-name="Arial1" fo:font-size="13pt" style:text-underline-style="none" fo:font-weight="bold" officeooo:rsid="00226074" officeooo:paragraph-rsid="0014758a" style:font-size-asian="13pt" style:font-weight-asian="bold" style:font-size-complex="13pt" style:font-weight-complex="bold"/>
    </style:style>
    <style:style style:name="P59" style:family="paragraph" style:parent-style-name="Standard">
      <style:text-properties style:font-name="Arial1" fo:font-size="13pt" style:text-underline-style="none" fo:font-weight="bold" officeooo:rsid="002ef0b9" officeooo:paragraph-rsid="0014758a" style:font-size-asian="13pt" style:font-weight-asian="bold" style:font-size-complex="13pt" style:font-weight-complex="bold"/>
    </style:style>
    <style:style style:name="P60" style:family="paragraph" style:parent-style-name="Standard">
      <style:text-properties style:font-name="Arial1" fo:font-size="13pt" style:text-underline-style="none" fo:font-weight="bold" officeooo:rsid="0036a749" officeooo:paragraph-rsid="0014758a" style:font-size-asian="13pt" style:font-weight-asian="bold" style:font-size-complex="13pt" style:font-weight-complex="bold"/>
    </style:style>
    <style:style style:name="P61" style:family="paragraph" style:parent-style-name="Standard">
      <style:text-properties style:font-name="Arial1" fo:font-size="13pt" style:text-underline-style="none" fo:font-weight="bold" officeooo:rsid="0041e97c" officeooo:paragraph-rsid="0015d44e" style:font-size-asian="13pt" style:font-weight-asian="bold" style:font-size-complex="13pt" style:font-weight-complex="bold"/>
    </style:style>
    <style:style style:name="P62" style:family="paragraph" style:parent-style-name="Standard">
      <style:text-properties style:font-name="Arial1" fo:font-size="13pt" style:text-underline-style="none" fo:font-weight="bold" officeooo:rsid="0041e97c" officeooo:paragraph-rsid="0025777a" style:font-size-asian="13pt" style:font-weight-asian="bold" style:font-size-complex="13pt" style:font-weight-complex="bold"/>
    </style:style>
    <style:style style:name="P63" style:family="paragraph" style:parent-style-name="Standard">
      <style:text-properties style:font-name="Arial1" fo:font-size="13pt" style:text-underline-style="none" fo:font-weight="bold" officeooo:rsid="00451257" officeooo:paragraph-rsid="0015d44e" style:font-size-asian="13pt" style:font-weight-asian="bold" style:font-size-complex="13pt" style:font-weight-complex="bold"/>
    </style:style>
    <style:style style:name="P64" style:family="paragraph" style:parent-style-name="Standard">
      <style:text-properties style:font-name="Arial1" fo:font-size="13pt" style:text-underline-style="none" fo:font-weight="bold" officeooo:rsid="00470a3b" officeooo:paragraph-rsid="0015d44e" style:font-size-asian="13pt" style:font-weight-asian="bold" style:font-size-complex="13pt" style:font-weight-complex="bold"/>
    </style:style>
    <style:style style:name="P65" style:family="paragraph" style:parent-style-name="Standard">
      <style:text-properties style:font-name="Arial1" fo:font-size="13pt" style:text-underline-style="none" fo:font-weight="bold" officeooo:rsid="005927d2" officeooo:paragraph-rsid="0016363d" style:font-size-asian="13pt" style:font-weight-asian="bold" style:font-size-complex="13pt" style:font-weight-complex="bold"/>
    </style:style>
    <style:style style:name="P66" style:family="paragraph" style:parent-style-name="Standard">
      <style:paragraph-properties fo:text-align="start" style:justify-single-word="false"/>
      <style:text-properties style:font-name="Arial1" fo:font-size="13pt" style:text-underline-style="none" fo:font-weight="bold" officeooo:rsid="002593a4" officeooo:paragraph-rsid="002593a4" style:font-size-asian="13pt" style:font-weight-asian="bold" style:font-size-complex="13pt" style:font-weight-complex="bold"/>
    </style:style>
    <style:style style:name="P67" style:family="paragraph" style:parent-style-name="Standard">
      <style:text-properties style:font-name="Arial1" fo:font-size="13pt" style:text-underline-style="none" fo:font-weight="bold" officeooo:rsid="003ba2e7" officeooo:paragraph-rsid="0015d44e" style:font-size-asian="13pt" style:font-weight-asian="bold" style:font-size-complex="13pt" style:font-weight-complex="bold"/>
    </style:style>
    <style:style style:name="P68" style:family="paragraph" style:parent-style-name="Standard">
      <style:text-properties style:font-name="Arial1" fo:font-size="13pt" fo:font-weight="normal" officeooo:rsid="0024915a" officeooo:paragraph-rsid="0014758a" style:font-size-asian="13pt" style:font-weight-asian="normal" style:font-size-complex="13pt" style:font-weight-complex="normal"/>
    </style:style>
    <style:style style:name="P69" style:family="paragraph" style:parent-style-name="Standard">
      <style:text-properties style:font-name="Arial1" fo:font-size="13pt" fo:font-weight="normal" officeooo:paragraph-rsid="0014758a" style:font-size-asian="13pt" style:font-weight-asian="normal" style:font-size-complex="13pt" style:font-weight-complex="normal"/>
    </style:style>
    <style:style style:name="P70" style:family="paragraph" style:parent-style-name="Standard">
      <style:text-properties style:font-name="Arial1" fo:font-size="13pt" fo:font-weight="normal" officeooo:rsid="003222d5" officeooo:paragraph-rsid="0014758a" style:font-size-asian="13pt" style:font-weight-asian="normal" style:font-size-complex="13pt" style:font-weight-complex="normal"/>
    </style:style>
    <style:style style:name="P71" style:family="paragraph" style:parent-style-name="Standard">
      <style:text-properties style:font-name="Arial1" fo:font-size="13pt" fo:font-weight="normal" officeooo:rsid="00342f99" officeooo:paragraph-rsid="0014758a" style:font-size-asian="13pt" style:font-weight-asian="normal" style:font-size-complex="13pt" style:font-weight-complex="normal"/>
    </style:style>
    <style:style style:name="P72" style:family="paragraph" style:parent-style-name="Standard">
      <style:text-properties style:font-name="Arial1" fo:font-size="13pt" fo:font-weight="normal" officeooo:paragraph-rsid="0015d44e" style:font-size-asian="13pt" style:font-weight-asian="normal" style:font-size-complex="13pt" style:font-weight-complex="normal"/>
    </style:style>
    <style:style style:name="P73" style:family="paragraph" style:parent-style-name="Standard">
      <style:text-properties style:font-name="Arial1" fo:font-size="13pt" fo:font-weight="normal" officeooo:rsid="0058996e" officeooo:paragraph-rsid="0016363d" style:font-size-asian="13pt" style:font-weight-asian="normal" style:font-size-complex="13pt" style:font-weight-complex="normal"/>
    </style:style>
    <style:style style:name="P74" style:family="paragraph" style:parent-style-name="Standard">
      <style:text-properties style:font-name="Arial1" fo:font-size="13pt" fo:font-weight="normal" officeooo:rsid="0059b9cc" officeooo:paragraph-rsid="0016363d" style:font-size-asian="13pt" style:font-weight-asian="normal" style:font-size-complex="13pt" style:font-weight-complex="normal"/>
    </style:style>
    <style:style style:name="P75" style:family="paragraph" style:parent-style-name="Standard">
      <style:text-properties style:font-name="Arial1" fo:font-size="13pt" fo:font-weight="normal" officeooo:rsid="005a96ab" officeooo:paragraph-rsid="0016363d" style:font-size-asian="13pt" style:font-weight-asian="normal" style:font-size-complex="13pt" style:font-weight-complex="normal"/>
    </style:style>
    <style:style style:name="P76" style:family="paragraph" style:parent-style-name="Standard">
      <style:text-properties style:font-name="Arial1" fo:font-size="13pt" fo:font-weight="normal" officeooo:rsid="001dd3e7" officeooo:paragraph-rsid="001dd3e7" style:font-size-asian="13pt" style:font-weight-asian="normal" style:font-size-complex="13pt" style:font-weight-complex="normal"/>
    </style:style>
    <style:style style:name="P77" style:family="paragraph" style:parent-style-name="Standard">
      <style:text-properties style:font-name="Arial1" fo:font-size="13pt" fo:font-weight="normal" officeooo:rsid="001c6bda" officeooo:paragraph-rsid="001c6bda" style:font-size-asian="13pt" style:font-weight-asian="normal" style:font-size-complex="13pt" style:font-weight-complex="normal"/>
    </style:style>
    <style:style style:name="P78" style:family="paragraph" style:parent-style-name="Standard">
      <style:text-properties style:font-name="Arial1" fo:font-size="13pt" fo:font-weight="normal" officeooo:rsid="001cfe8a" officeooo:paragraph-rsid="001cfe8a" style:font-size-asian="13pt" style:font-weight-asian="normal" style:font-size-complex="13pt" style:font-weight-complex="normal"/>
    </style:style>
    <style:style style:name="P79" style:family="paragraph" style:parent-style-name="Standard">
      <style:text-properties style:font-name="Arial1" fo:font-size="13pt" fo:font-weight="normal" officeooo:rsid="00470a3b" officeooo:paragraph-rsid="0015d44e" style:font-size-asian="13pt" style:font-weight-asian="normal" style:font-size-complex="13pt" style:font-weight-complex="normal"/>
    </style:style>
    <style:style style:name="P80" style:family="paragraph" style:parent-style-name="Standard">
      <style:text-properties style:font-name="Arial1" fo:font-size="13pt" fo:font-weight="normal" officeooo:rsid="00470a3b" officeooo:paragraph-rsid="0025777a" style:font-size-asian="13pt" style:font-weight-asian="normal" style:font-size-complex="13pt" style:font-weight-complex="normal"/>
    </style:style>
    <style:style style:name="P81" style:family="paragraph" style:parent-style-name="Standard">
      <style:text-properties style:font-name="Arial1" fo:font-size="13pt" fo:font-weight="bold" officeooo:rsid="0036a749" officeooo:paragraph-rsid="0014758a" style:font-size-asian="13pt" style:font-weight-asian="bold" style:font-size-complex="13pt" style:font-weight-complex="bold"/>
    </style:style>
    <style:style style:name="P82" style:family="paragraph" style:parent-style-name="Standard">
      <style:text-properties style:font-name="Arial1" fo:font-size="13pt" fo:font-weight="bold" officeooo:paragraph-rsid="0014758a" style:font-size-asian="13pt" style:font-weight-asian="bold" style:font-size-complex="13pt" style:font-weight-complex="bold"/>
    </style:style>
    <style:style style:name="P83" style:family="paragraph" style:parent-style-name="Standard">
      <style:text-properties style:font-name="Arial1" fo:font-size="13pt" fo:font-weight="bold" officeooo:rsid="003ba2e7" officeooo:paragraph-rsid="0015d44e" style:font-size-asian="13pt" style:font-weight-asian="bold" style:font-size-complex="13pt" style:font-weight-complex="bold"/>
    </style:style>
    <style:style style:name="P84" style:family="paragraph" style:parent-style-name="Standard">
      <style:text-properties style:font-name="Arial1" fo:font-size="13pt" fo:font-weight="bold" officeooo:rsid="0058996e" officeooo:paragraph-rsid="0016363d" style:font-size-asian="13pt" style:font-weight-asian="bold" style:font-size-complex="13pt" style:font-weight-complex="bold"/>
    </style:style>
    <style:style style:name="P85" style:family="paragraph" style:parent-style-name="Standard">
      <style:text-properties style:font-name="Arial1" fo:font-size="13pt" fo:font-weight="bold" officeooo:rsid="0059b9cc" officeooo:paragraph-rsid="0016363d" style:font-size-asian="13pt" style:font-weight-asian="bold" style:font-size-complex="13pt" style:font-weight-complex="bold"/>
    </style:style>
    <style:style style:name="P86" style:family="paragraph" style:parent-style-name="Standard">
      <style:text-properties style:font-name="Arial1" fo:font-size="13pt" fo:font-weight="bold" officeooo:rsid="005a96ab" officeooo:paragraph-rsid="0016363d" style:font-size-asian="13pt" style:font-weight-asian="bold" style:font-size-complex="13pt" style:font-weight-complex="bold"/>
    </style:style>
    <style:style style:name="P87" style:family="paragraph" style:parent-style-name="Standard">
      <style:text-properties style:font-name="Arial1" fo:font-size="13pt" fo:font-weight="bold" officeooo:paragraph-rsid="0016363d" style:font-size-asian="13pt" style:font-weight-asian="bold" style:font-size-complex="13pt" style:font-weight-complex="bold"/>
    </style:style>
    <style:style style:name="P88" style:family="paragraph" style:parent-style-name="Standard">
      <style:text-properties style:font-name="Arial1" fo:font-size="13pt" fo:font-weight="bold" officeooo:rsid="001c6bda" officeooo:paragraph-rsid="001c6bda" style:font-size-asian="13pt" style:font-weight-asian="bold" style:font-size-complex="13pt" style:font-weight-complex="bold"/>
    </style:style>
    <style:style style:name="P89" style:family="paragraph" style:parent-style-name="Standard">
      <style:text-properties style:font-name="Arial1" fo:font-size="13pt" fo:font-weight="bold" officeooo:rsid="001dd3e7" officeooo:paragraph-rsid="001dd3e7" style:font-size-asian="13pt" style:font-weight-asian="bold" style:font-size-complex="13pt" style:font-weight-complex="bold"/>
    </style:style>
    <style:style style:name="P90" style:family="paragraph" style:parent-style-name="Standard">
      <style:text-properties style:font-name="Arial1" fo:font-size="13pt" fo:font-weight="bold" officeooo:rsid="00470a3b" officeooo:paragraph-rsid="0015d44e" style:font-size-asian="13pt" style:font-weight-asian="bold" style:font-size-complex="13pt" style:font-weight-complex="bold"/>
    </style:style>
    <style:style style:name="P91" style:family="paragraph" style:parent-style-name="Standard">
      <style:text-properties style:font-name="Arial1" fo:font-size="13pt" fo:font-weight="bold" officeooo:rsid="00470a3b" officeooo:paragraph-rsid="0025777a" style:font-size-asian="13pt" style:font-weight-asian="bold" style:font-size-complex="13pt" style:font-weight-complex="bold"/>
    </style:style>
    <style:style style:name="P92" style:family="paragraph" style:parent-style-name="Standard">
      <style:text-properties style:font-name="Arial1" fo:font-size="13pt" officeooo:paragraph-rsid="0015d44e" style:font-size-asian="13pt" style:font-size-complex="13pt"/>
    </style:style>
    <style:style style:name="P93" style:family="paragraph" style:parent-style-name="Standard">
      <style:text-properties style:font-name="Arial1" fo:font-size="13pt" officeooo:paragraph-rsid="0016363d" style:font-size-asian="13pt" style:font-size-complex="13pt"/>
    </style:style>
    <style:style style:name="P94" style:family="paragraph" style:parent-style-name="Standard">
      <style:paragraph-properties fo:margin-left="0in" fo:margin-right="0in" fo:orphans="2" fo:widows="2" fo:text-indent="0in" style:auto-text-indent="false"/>
      <style:text-properties style:font-name="Arial1" fo:font-size="13pt" officeooo:paragraph-rsid="0017a629" style:font-size-asian="13pt" style:font-size-complex="13pt"/>
    </style:style>
    <style:style style:name="P95" style:family="paragraph" style:parent-style-name="Standard">
      <style:text-properties style:font-name="Arial1" fo:font-size="13pt" officeooo:paragraph-rsid="0017a629" style:font-size-asian="13pt" style:font-size-complex="13pt"/>
    </style:style>
    <style:style style:name="P96" style:family="paragraph" style:parent-style-name="Text_20_body">
      <style:text-properties style:font-name="Arial1" fo:font-size="13pt" officeooo:rsid="00517f27" officeooo:paragraph-rsid="0016363d" style:font-size-asian="13pt" style:font-size-complex="13pt"/>
    </style:style>
    <style:style style:name="P97" style:family="paragraph" style:parent-style-name="Standard">
      <style:text-properties style:font-name="Arial1" fo:font-size="13pt" officeooo:paragraph-rsid="00193854" style:font-size-asian="13pt" style:font-size-complex="13pt"/>
    </style:style>
    <style:style style:name="P98" style:family="paragraph" style:parent-style-name="Standard">
      <style:text-properties style:font-name="Arial1" fo:font-size="13pt" style:font-size-asian="13pt" style:font-size-complex="13pt"/>
    </style:style>
    <style:style style:name="P99" style:family="paragraph" style:parent-style-name="Standard">
      <style:text-properties style:font-name="Arial1" fo:font-size="13pt" officeooo:paragraph-rsid="001a1fa5" style:font-size-asian="13pt" style:font-size-complex="13pt"/>
    </style:style>
    <style:style style:name="P100" style:family="paragraph" style:parent-style-name="Standard">
      <style:text-properties style:font-name="Arial1" fo:font-size="13pt" officeooo:paragraph-rsid="001a5a75" style:font-size-asian="13pt" style:font-size-complex="13pt"/>
    </style:style>
    <style:style style:name="P101" style:family="paragraph" style:parent-style-name="Standard">
      <style:text-properties style:font-name="Arial1" fo:font-size="13pt" officeooo:paragraph-rsid="001b51da" style:font-size-asian="13pt" style:font-size-complex="13pt"/>
    </style:style>
    <style:style style:name="P102" style:family="paragraph" style:parent-style-name="Standard">
      <style:text-properties style:font-name="Arial1" fo:font-size="13pt" officeooo:paragraph-rsid="001cfe8a" style:font-size-asian="13pt" style:font-size-complex="13pt"/>
    </style:style>
    <style:style style:name="P10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5d44e" officeooo:paragraph-rsid="0015d44e" style:font-size-asian="18pt" style:font-weight-asian="bold" style:font-size-complex="18pt" style:font-weight-complex="bold"/>
    </style:style>
    <style:style style:name="P104" style:family="paragraph" style:parent-style-name="Standard">
      <style:text-properties style:font-name="Arial1" fo:font-size="12pt" officeooo:paragraph-rsid="0016363d" style:font-size-asian="12pt" style:font-size-complex="12pt"/>
    </style:style>
    <style:style style:name="P105" style:family="paragraph" style:parent-style-name="Standard">
      <style:text-properties style:font-name="Arial1" officeooo:paragraph-rsid="0016363d"/>
    </style:style>
    <style:style style:name="P106" style:family="paragraph" style:parent-style-name="Standard">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000000" loext:opacity="100%" style:font-name="Arial1" fo:font-size="13pt" fo:letter-spacing="normal" fo:language="de" fo:country="DE" fo:font-style="normal" style:text-underline-style="none" fo:font-weight="normal" officeooo:rsid="00149fd3" officeooo:paragraph-rsid="00135865" style:font-size-asian="11.3500003814697pt" style:font-weight-asian="normal" style:font-size-complex="13pt" style:font-weight-complex="normal"/>
    </style:style>
    <style:style style:name="P107" style:family="paragraph" style:parent-style-name="Standard">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language="de" fo:country="DE" fo:font-style="normal" style:text-underline-style="none" fo:font-weight="normal" officeooo:rsid="006aac35" officeooo:paragraph-rsid="0014758a" style:font-size-asian="11.3500003814697pt" style:font-weight-asian="normal" style:font-size-complex="13pt" style:font-weight-complex="normal"/>
    </style:style>
    <style:style style:name="P108" style:family="paragraph" style:parent-style-name="Standard">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language="de" fo:country="DE" fo:font-style="normal" style:text-underline-style="none" fo:font-weight="normal" officeooo:rsid="006aac35" officeooo:paragraph-rsid="0014758a"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Arial1" fo:font-size="13pt" fo:letter-spacing="normal" fo:font-style="normal" style:text-underline-style="none" fo:font-weight="normal" officeooo:rsid="0057d431" officeooo:paragraph-rsid="0016363d" style:font-size-asian="13pt" style:font-weight-asian="normal" style:font-size-complex="13pt" style:font-weight-complex="normal"/>
    </style:style>
    <style:style style:name="P11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style:text-underline-style="none" fo:font-weight="normal" officeooo:rsid="0057d431" officeooo:paragraph-rsid="0016363d"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Arial1" fo:font-size="13pt" fo:letter-spacing="normal" fo:font-style="normal" style:text-underline-style="none" fo:font-weight="normal" officeooo:rsid="0016363d" officeooo:paragraph-rsid="0016363d" style:font-size-asian="13pt" style:font-weight-asian="normal" style:font-size-complex="13pt" style:font-weight-complex="normal"/>
    </style:style>
    <style:style style:name="P112" style:family="paragraph" style:parent-style-name="Text_20_body">
      <style:text-properties fo:font-variant="normal" fo:text-transform="none" fo:color="#000000" loext:opacity="100%" style:font-name="Arial1" fo:font-size="13pt" fo:letter-spacing="normal" fo:font-style="normal" style:text-underline-style="none" fo:font-weight="normal" officeooo:rsid="00517f27" officeooo:paragraph-rsid="0016363d" style:font-size-asian="13pt" style:font-weight-asian="normal" style:font-size-complex="13pt"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Arial1" fo:font-size="13pt" fo:letter-spacing="normal" fo:font-style="normal" style:text-underline-style="none" fo:font-weight="normal" officeooo:rsid="005ff7ea" officeooo:paragraph-rsid="0017a629" style:font-size-asian="13pt" style:font-weight-asian="normal" style:font-size-complex="13pt" style:font-weight-complex="normal"/>
    </style:style>
    <style:style style:name="P11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style:text-underline-style="none" fo:font-weight="normal" officeooo:rsid="0057d431" officeooo:paragraph-rsid="0016363d" style:font-weight-asian="normal" style:font-weight-complex="normal"/>
    </style:style>
    <style:style style:name="P115" style:family="paragraph" style:parent-style-name="Text_20_body">
      <style:text-properties fo:font-variant="normal" fo:text-transform="none" fo:color="#000000" loext:opacity="100%" style:font-name="Arial1" fo:font-size="13pt" fo:letter-spacing="normal" fo:font-style="normal" style:text-underline-style="none" fo:font-weight="bold" officeooo:rsid="00517f27" officeooo:paragraph-rsid="0016363d" style:font-size-asian="13pt" style:font-weight-asian="bold" style:font-size-complex="13pt" style:font-weight-complex="bold"/>
    </style:style>
    <style:style style:name="P11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fo:font-weight="normal" officeooo:paragraph-rsid="0015d44e" style:font-size-asian="11.3500003814697pt" style:font-size-complex="13pt"/>
    </style:style>
    <style:style style:name="P11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fo:font-weight="normal" officeooo:paragraph-rsid="0016363d"/>
    </style:style>
    <style:style style:name="P11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style:text-underline-style="solid" style:text-underline-width="auto" style:text-underline-color="font-color" fo:font-weight="bold" officeooo:rsid="0057d431" officeooo:paragraph-rsid="0016363d" style:font-size-asian="13pt" style:font-weight-asian="bold" style:font-size-complex="13pt" style:font-weight-complex="bold"/>
    </style:style>
    <style:style style:name="P119" style:family="paragraph" style:parent-style-name="Standard">
      <style:paragraph-properties fo:text-align="center" style:justify-single-word="false"/>
      <style:text-properties fo:font-variant="normal" fo:text-transform="none" fo:color="#000000" loext:opacity="100%" style:font-name="Arial1" fo:font-size="13pt" fo:letter-spacing="normal" fo:font-style="normal" style:text-underline-style="solid" style:text-underline-width="auto" style:text-underline-color="font-color" fo:font-weight="bold" officeooo:rsid="00193854" officeooo:paragraph-rsid="00193854" style:font-size-asian="13pt" style:font-weight-asian="bold" style:font-size-complex="13pt" style:font-weight-complex="bold"/>
    </style:style>
    <style:style style:name="P120" style:family="paragraph" style:parent-style-name="Text_20_body">
      <style:text-properties fo:font-variant="normal" fo:text-transform="none" fo:color="#000000" loext:opacity="100%" style:font-name="Arial1" fo:font-size="13pt" fo:letter-spacing="normal" fo:font-style="normal" style:text-underline-style="solid" style:text-underline-width="auto" style:text-underline-color="font-color" fo:font-weight="bold" officeooo:rsid="0053df48" officeooo:paragraph-rsid="0016363d" style:font-size-asian="13pt" style:font-weight-asian="bold" style:font-size-complex="13pt" style:font-weight-complex="bold"/>
    </style:style>
    <style:style style:name="P121" style:family="paragraph" style:parent-style-name="Standard">
      <style:paragraph-properties fo:text-align="start" style:justify-single-word="false"/>
      <style:text-properties fo:font-variant="normal" fo:text-transform="none" fo:color="#000000" loext:opacity="100%" style:font-name="Arial1" fo:font-size="13pt" fo:letter-spacing="normal" fo:font-style="normal" style:text-underline-style="solid" style:text-underline-width="auto" style:text-underline-color="font-color" fo:font-weight="bold" officeooo:rsid="002ca064" officeooo:paragraph-rsid="002ca064" style:font-size-asian="13pt" style:font-weight-asian="bold" style:font-size-complex="13pt" style:font-weight-complex="bold"/>
    </style:style>
    <style:style style:name="P12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rial1" fo:font-size="13pt" fo:letter-spacing="normal" fo:font-style="normal" fo:font-weight="bold" officeooo:rsid="005927d2" officeooo:paragraph-rsid="0016363d" style:font-size-asian="13pt" style:font-weight-asian="bold" style:font-size-complex="13pt" style:font-weight-complex="bold"/>
    </style:style>
    <style:style style:name="P123" style:family="paragraph" style:parent-style-name="Standard">
      <style:paragraph-properties fo:text-align="center" style:justify-single-word="false"/>
      <style:text-properties fo:font-variant="normal" fo:text-transform="none" fo:color="#000000" loext:opacity="100%" style:font-name="Arial1" fo:font-size="18pt" fo:letter-spacing="normal" fo:font-style="normal" style:text-underline-style="solid" style:text-underline-width="auto" style:text-underline-color="font-color" fo:font-weight="bold" officeooo:rsid="0016363d" officeooo:paragraph-rsid="0016363d" style:font-size-asian="18pt" style:font-weight-asian="bold" style:font-size-complex="18pt" style:font-weight-complex="bold"/>
    </style:style>
    <style:style style:name="P124" style:family="paragraph" style:parent-style-name="Standard">
      <style:paragraph-properties fo:text-align="center" style:justify-single-word="false"/>
      <style:text-properties fo:font-variant="normal" fo:text-transform="none" fo:color="#000000" loext:opacity="100%" style:font-name="Arial1" fo:font-size="18pt" fo:letter-spacing="normal" fo:font-style="normal" style:text-underline-style="solid" style:text-underline-width="auto" style:text-underline-color="font-color" fo:font-weight="bold" officeooo:rsid="0017a629" officeooo:paragraph-rsid="0017a629" style:font-size-asian="15.75pt" style:font-weight-asian="bold" style:font-size-complex="18pt" style:font-weight-complex="bold"/>
    </style:style>
    <style:style style:name="P125" style:family="paragraph" style:parent-style-name="Standard">
      <style:paragraph-properties fo:margin-left="0in" fo:margin-right="0in" fo:margin-top="0in" fo:margin-bottom="0.0972in" style:contextual-spacing="false" fo:text-align="center" style:justify-single-word="false" fo:orphans="2" fo:widows="2" fo:text-indent="0in" style:auto-text-indent="false"/>
      <style:text-properties fo:font-variant="normal" fo:text-transform="none" fo:color="#000000" loext:opacity="100%" style:font-name="Arial1" fo:font-size="18pt" fo:letter-spacing="normal" fo:language="de" fo:country="DE" fo:font-style="normal" style:text-underline-style="solid" style:text-underline-width="auto" style:text-underline-color="font-color" fo:font-weight="bold" officeooo:rsid="0014758a" officeooo:paragraph-rsid="0014758a" style:font-size-asian="18pt" style:font-weight-asian="bold" style:font-size-complex="18pt" style:font-weight-complex="bold"/>
    </style:style>
    <style:style style:name="P126" style:family="paragraph" style:parent-style-name="Standard">
      <style:paragraph-properties fo:text-align="start" style:justify-single-word="false"/>
      <style:text-properties fo:font-variant="normal" fo:text-transform="none" fo:color="#000000" loext:opacity="100%" style:font-name="apple-system" fo:font-size="10.5pt" fo:letter-spacing="normal" fo:font-style="normal" style:text-underline-style="none" fo:font-weight="normal" officeooo:rsid="00470a3b" officeooo:paragraph-rsid="0016363d" style:font-size-asian="13pt" style:font-weight-asian="normal" style:font-size-complex="13pt" style:font-weight-complex="normal"/>
    </style:style>
    <style:style style:name="P127" style:family="paragraph" style:parent-style-name="Text_20_body">
      <style:text-properties fo:font-variant="normal" fo:text-transform="none" fo:color="#000000" loext:opacity="100%" style:font-name="apple-system" fo:font-size="10.5pt" fo:letter-spacing="normal" fo:font-style="normal" style:text-underline-style="none" fo:font-weight="normal" officeooo:paragraph-rsid="0016363d" style:font-weight-asian="normal" style:font-weight-complex="normal"/>
    </style:style>
    <style:style style:name="P128" style:family="paragraph" style:parent-style-name="Text_20_body">
      <style:text-properties fo:font-variant="normal" fo:text-transform="none" fo:color="#000000" loext:opacity="100%" style:font-name="apple-system" fo:font-size="10.5pt" fo:letter-spacing="normal" fo:font-style="normal" style:text-underline-style="none" fo:font-weight="normal" officeooo:rsid="00553874" officeooo:paragraph-rsid="0016363d" style:font-weight-asian="normal" style:font-weight-complex="normal"/>
    </style:style>
    <style:style style:name="P12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officeooo:paragraph-rsid="00135865"/>
    </style:style>
    <style:style style:name="P13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officeooo:paragraph-rsid="0016363d"/>
    </style:style>
    <style:style style:name="P131" style:family="paragraph" style:parent-style-name="Text_20_body">
      <style:text-properties fo:font-variant="normal" fo:text-transform="none" fo:color="#000000" loext:opacity="100%" style:font-name="apple-system" fo:font-size="10.5pt" fo:letter-spacing="normal" fo:font-style="normal" fo:font-weight="normal" officeooo:rsid="005810d5" officeooo:paragraph-rsid="0016363d"/>
    </style:style>
    <style:style style:name="P132" style:family="paragraph" style:parent-style-name="Standard">
      <style:text-properties style:text-underline-style="none" fo:font-weight="normal" officeooo:rsid="0028cd46" officeooo:paragraph-rsid="0014758a" style:font-weight-asian="normal" style:font-weight-complex="normal"/>
    </style:style>
    <style:style style:name="P133" style:family="paragraph" style:parent-style-name="Standard">
      <style:text-properties style:text-underline-style="none" fo:font-weight="normal" officeooo:rsid="00369b05" officeooo:paragraph-rsid="0014758a" style:font-weight-asian="normal" style:font-weight-complex="normal"/>
    </style:style>
    <style:style style:name="P134" style:family="paragraph" style:parent-style-name="Standard">
      <style:text-properties style:text-underline-style="none" fo:font-weight="bold" officeooo:rsid="0028cd46" officeooo:paragraph-rsid="0014758a" style:font-weight-asian="bold" style:font-weight-complex="bold"/>
    </style:style>
    <style:style style:name="P135" style:family="paragraph" style:parent-style-name="Standard">
      <style:text-properties style:text-underline-style="none" fo:font-weight="bold" officeooo:rsid="003b5694" officeooo:paragraph-rsid="0015d44e" style:font-weight-asian="bold" style:font-weight-complex="bold"/>
    </style:style>
    <style:style style:name="P136" style:family="paragraph" style:parent-style-name="Standard">
      <style:text-properties officeooo:paragraph-rsid="0014758a"/>
    </style:style>
    <style:style style:name="P137" style:family="paragraph" style:parent-style-name="Standard">
      <style:text-properties style:text-underline-style="solid" style:text-underline-width="auto" style:text-underline-color="font-color" fo:font-weight="bold" officeooo:rsid="0027b907" officeooo:paragraph-rsid="0014758a"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69b05" officeooo:paragraph-rsid="0014758a"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72847" officeooo:paragraph-rsid="0015d44e" style:font-weight-asian="bold" style:font-weight-complex="bold"/>
    </style:style>
    <style:style style:name="P140" style:family="paragraph" style:parent-style-name="Standard">
      <style:text-properties style:text-underline-style="solid" style:text-underline-width="auto" style:text-underline-color="font-color" fo:font-weight="bold" officeooo:paragraph-rsid="0016363d" style:font-weight-asian="bold" style:font-weight-complex="bold"/>
    </style:style>
    <style:style style:name="P141" style:family="paragraph" style:parent-style-name="Standard">
      <style:text-properties fo:font-weight="bold" officeooo:rsid="002a1039" officeooo:paragraph-rsid="0014758a" style:font-weight-asian="bold" style:font-weight-complex="bold"/>
    </style:style>
    <style:style style:name="P142" style:family="paragraph" style:parent-style-name="Standard">
      <style:text-properties fo:font-weight="bold" officeooo:rsid="003ba2e7" officeooo:paragraph-rsid="0015d44e" style:font-weight-asian="bold" style:font-weight-complex="bold"/>
    </style:style>
    <style:style style:name="P143" style:family="paragraph" style:parent-style-name="Standard">
      <style:text-properties fo:font-weight="bold" officeooo:rsid="003d9481" officeooo:paragraph-rsid="0015d44e" style:font-weight-asian="bold" style:font-weight-complex="bold"/>
    </style:style>
    <style:style style:name="P144" style:family="paragraph" style:parent-style-name="Standard">
      <style:text-properties fo:font-weight="bold" officeooo:rsid="00470a3b" officeooo:paragraph-rsid="0015d44e" style:font-weight-asian="bold" style:font-weight-complex="bold"/>
    </style:style>
    <style:style style:name="P145" style:family="paragraph" style:parent-style-name="Standard">
      <style:text-properties officeooo:paragraph-rsid="0015d44e"/>
    </style:style>
    <style:style style:name="P146" style:family="paragraph" style:parent-style-name="Standard">
      <style:text-properties officeooo:rsid="003ba2e7" officeooo:paragraph-rsid="0015d44e"/>
    </style:style>
    <style:style style:name="P147" style:family="paragraph" style:parent-style-name="Standard">
      <style:text-properties fo:color="#000000" loext:opacity="100%" style:font-name="Arial1" fo:font-size="13pt" fo:font-weight="bold" officeooo:paragraph-rsid="0015d44e" style:font-size-asian="13pt" style:font-weight-asian="bold" style:font-size-complex="13pt" style:font-weight-complex="bold"/>
    </style:style>
    <style:style style:name="P148" style:family="paragraph" style:parent-style-name="Standard">
      <style:text-properties fo:color="#000000" loext:opacity="100%" style:font-name="Arial1" fo:font-size="13pt" fo:font-weight="bold" officeooo:rsid="00676c07" officeooo:paragraph-rsid="0016363d" style:font-size-asian="13pt" style:font-weight-asian="bold" style:font-size-complex="13pt" style:font-weight-complex="bold"/>
    </style:style>
    <style:style style:name="P149" style:family="paragraph" style:parent-style-name="Standard">
      <style:text-properties fo:color="#000000" loext:opacity="100%" style:font-name="Arial1" fo:font-size="13pt" officeooo:paragraph-rsid="0015d44e" style:font-size-asian="13pt" style:font-size-complex="13pt"/>
    </style:style>
    <style:style style:name="P150" style:family="paragraph" style:parent-style-name="Standard">
      <style:text-properties officeooo:paragraph-rsid="0016363d"/>
    </style:style>
    <style:style style:name="P151" style:family="paragraph" style:parent-style-name="Text_20_body">
      <style:text-properties officeooo:paragraph-rsid="0016363d"/>
    </style:style>
    <style:style style:name="P152" style:family="paragraph" style:parent-style-name="Standard">
      <style:text-properties officeooo:paragraph-rsid="0017a629"/>
    </style:style>
    <style:style style:name="P15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officeooo:paragraph-rsid="0016363d"/>
    </style:style>
    <style:style style:name="P154" style:family="paragraph" style:parent-style-name="Standard">
      <style:paragraph-properties fo:text-align="start" style:justify-single-word="false"/>
      <style:text-properties officeooo:paragraph-rsid="0020bd00"/>
    </style:style>
    <style:style style:name="P155" style:family="paragraph" style:parent-style-name="Standard">
      <style:paragraph-properties fo:text-align="start" style:justify-single-word="false"/>
      <style:text-properties officeooo:paragraph-rsid="002ca064"/>
    </style:style>
    <style:style style:name="P156"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14758a" officeooo:paragraph-rsid="0014758a" style:font-size-asian="18pt" style:font-weight-asian="bold" style:font-size-complex="18pt" style:font-weight-complex="bold"/>
    </style:style>
    <style:style style:name="P157" style:family="paragraph" style:parent-style-name="Standard">
      <style:paragraph-properties fo:text-align="start" style:justify-single-word="false"/>
      <style:text-properties fo:font-variant="normal" fo:text-transform="none" fo:color="#000000" loext:opacity="100%" style:font-name="Arial1" fo:font-size="13pt" fo:letter-spacing="normal" fo:font-style="normal" style:text-underline-style="none" fo:font-weight="normal" officeooo:rsid="002ca064" officeooo:paragraph-rsid="002ca064" style:font-size-asian="13pt" style:font-weight-asian="normal" style:font-size-complex="13pt" style:font-weight-complex="normal"/>
    </style:style>
    <style:style style:name="P158" style:family="paragraph" style:parent-style-name="Standard">
      <style:paragraph-properties fo:text-align="start" style:justify-single-word="false"/>
      <style:text-properties style:font-name="Arial1" fo:font-size="13pt" fo:language="de" fo:country="DE" style:text-underline-style="none" fo:font-weight="normal" officeooo:rsid="006aac35" officeooo:paragraph-rsid="0014758a" style:font-size-asian="11.3500003814697pt" style:font-weight-asian="normal" style:font-size-complex="13pt" style:font-weight-complex="normal"/>
    </style:style>
    <style:style style:name="T1" style:family="text">
      <style:text-properties fo:font-variant="normal" fo:text-transform="none" fo:color="#000000" loext:opacity="100%" style:font-name="Arial1" fo:font-size="13pt" fo:letter-spacing="normal" fo:font-style="normal" fo:font-weight="bold" officeooo:rsid="005927d2" style:font-size-asian="13pt" style:font-weight-asian="bold" style:font-size-complex="13pt" style:font-weight-complex="bold"/>
    </style:style>
    <style:style style:name="T2" style:family="text">
      <style:text-properties fo:font-variant="normal" fo:text-transform="none" fo:color="#000000" loext:opacity="100%" style:font-name="Arial1" fo:font-size="13pt" fo:letter-spacing="normal" fo:font-style="normal" style:text-underline-style="none" fo:font-weight="normal" officeooo:rsid="002ca064" style:font-size-asian="13pt" style:font-weight-asian="normal" style:font-size-complex="13pt" style:font-weight-complex="normal"/>
    </style:style>
    <style:style style:name="T3" style:family="text">
      <style:text-properties fo:font-variant="normal" fo:text-transform="none" fo:color="#000000" loext:opacity="100%" style:font-name="Arial1" fo:font-size="18pt" fo:letter-spacing="normal" fo:language="de" fo:country="DE" fo:font-style="normal" style:text-underline-style="solid" style:text-underline-width="auto" style:text-underline-color="font-color" fo:font-weight="bold" officeooo:rsid="0015d44e" style:font-size-asian="18pt" style:font-weight-asian="bold" style:font-size-complex="18pt" style:font-weight-complex="bold"/>
    </style:style>
    <style:style style:name="T4" style:family="text">
      <style:text-properties fo:font-variant="normal" fo:text-transform="none" fo:color="#000000" loext:opacity="100%" style:font-name="arial" fo:font-size="13.5pt" fo:letter-spacing="normal" fo:font-style="normal" fo:font-weight="normal" style:font-weight-asian="normal" style:font-weight-complex="normal"/>
    </style:style>
    <style:style style:name="T5" style:family="text">
      <style:text-properties fo:font-variant="normal" fo:text-transform="none" fo:color="#000000" loext:opacity="100%" fo:letter-spacing="normal" fo:font-style="normal" style:text-underline-style="solid" style:text-underline-width="auto" style:text-underline-color="font-color" fo:font-weight="bold" officeooo:rsid="00517f27" style:font-weight-asian="bold" style:font-weight-complex="bold"/>
    </style:style>
    <style:style style:name="T6" style:family="text">
      <style:text-properties fo:font-variant="normal" fo:text-transform="none" fo:color="#000000" loext:opacity="100%" fo:letter-spacing="normal" fo:font-style="normal" style:text-underline-style="solid" style:text-underline-width="auto" style:text-underline-color="font-color" officeooo:rsid="00517f27"/>
    </style:style>
    <style:style style:name="T7" style:family="text">
      <style:text-properties fo:font-variant="normal" fo:text-transform="none" fo:color="#000000" loext:opacity="100%" style:font-name="S hne"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loext:opacity="100%" style:font-name="S hne" fo:font-size="12pt" fo:letter-spacing="normal" fo:font-style="normal" fo:font-weight="bold" style:font-weight-asian="bold" style:font-weight-complex="bold"/>
    </style:style>
    <style:style style:name="T9" style:family="text">
      <style:text-properties fo:font-variant="normal" fo:text-transform="none" fo:color="#000000" loext:opacity="100%" style:font-name="S hne" fo:font-size="12pt" fo:letter-spacing="normal" fo:font-style="normal" fo:font-weight="normal"/>
    </style:style>
    <style:style style:name="T10" style:family="text">
      <style:text-properties fo:font-variant="normal" fo:text-transform="none" fo:color="#000000" loext:opacity="100%" style:font-name="S hne" fo:font-size="12pt" fo:letter-spacing="normal" fo:font-style="normal" fo:font-weight="normal" style:font-size-asian="12pt" style:font-size-complex="12pt"/>
    </style:style>
    <style:style style:name="T11" style:family="text">
      <style:text-properties fo:font-variant="normal" fo:text-transform="none" fo:color="#000000" loext:opacity="100%" style:font-name="S hne" fo:font-size="12pt" fo:letter-spacing="normal" fo:font-style="normal" fo:font-weight="normal" officeooo:rsid="00676c07" style:font-size-asian="12pt" style:font-size-complex="12pt"/>
    </style:style>
    <style:style style:name="T12" style:family="text">
      <style:text-properties fo:font-variant="normal" fo:text-transform="none" fo:color="#000000" loext:opacity="100%" style:font-name="S hne" fo:font-size="12pt" fo:letter-spacing="normal" fo:font-style="normal" fo:font-weight="normal" officeooo:rsid="00676c07" style:font-weight-asian="normal" style:font-weight-complex="normal"/>
    </style:style>
    <style:style style:name="T13" style:family="text">
      <style:text-properties fo:font-variant="normal" fo:text-transform="none" fo:color="#000000" loext:opacity="100%" style:font-name="S hne" fo:font-size="12pt" fo:letter-spacing="normal" fo:font-style="normal" fo:font-weight="normal" officeooo:rsid="00676c07"/>
    </style:style>
    <style:style style:name="T14" style:family="text">
      <style:text-properties fo:font-variant="normal" fo:text-transform="none" fo:color="#0a0a0a" loext:opacity="100%" fo:letter-spacing="normal" fo:font-style="normal" fo:font-weight="normal"/>
    </style:style>
    <style:style style:name="T15" style:family="text">
      <style:text-properties fo:font-variant="normal" fo:text-transform="none" fo:color="#0a0a0a" loext:opacity="100%" fo:letter-spacing="normal" fo:font-style="normal" fo:font-weight="normal" officeooo:rsid="005de183"/>
    </style:style>
    <style:style style:name="T16" style:family="text">
      <style:text-properties fo:font-variant="normal" fo:text-transform="none" fo:color="#0a0a0a" loext:opacity="100%" fo:letter-spacing="normal" fo:font-style="normal" fo:font-weight="bold" style:font-weight-asian="bold" style:font-weight-complex="bold"/>
    </style:style>
    <style:style style:name="T17" style:family="text">
      <style:text-properties fo:color="#000000" loext:opacity="100%"/>
    </style:style>
    <style:style style:name="T18" style:family="text">
      <style:text-properties fo:color="#000000" loext:opacity="100%" style:font-name="Arial1" fo:font-size="13pt" fo:font-weight="bold" officeooo:rsid="0069c933" style:font-size-asian="13pt" style:font-weight-asian="bold" style:font-size-complex="13pt" style:font-weight-complex="bold"/>
    </style:style>
    <style:style style:name="T19" style:family="text">
      <style:text-properties fo:color="#000000" loext:opacity="100%" style:font-name="Arial1" fo:font-size="13pt" fo:font-weight="bold" officeooo:rsid="004a58b2" style:font-size-asian="13pt" style:font-weight-asian="bold" style:font-size-complex="13pt" style:font-weight-complex="bold"/>
    </style:style>
    <style:style style:name="T20" style:family="text">
      <style:text-properties fo:color="#000000" loext:opacity="100%" style:font-name="Arial1" fo:font-size="13pt" style:font-size-asian="13pt" style:font-size-complex="13pt"/>
    </style:style>
    <style:style style:name="T21" style:family="text">
      <style:text-properties fo:color="#000000" loext:opacity="100%" style:font-name="Arial1" fo:font-size="13pt" officeooo:rsid="004a58b2" style:font-size-asian="13pt" style:font-size-complex="13pt"/>
    </style:style>
    <style:style style:name="T22" style:family="text">
      <style:text-properties fo:color="#000000" loext:opacity="100%" style:font-name="Arial1" fo:font-size="12pt" style:font-size-asian="12pt" style:font-size-complex="12pt"/>
    </style:style>
    <style:style style:name="T23" style:family="text">
      <style:text-properties fo:color="#000000" loext:opacity="100%"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31f6d" style:font-weight-asian="normal" style:font-weight-complex="normal"/>
    </style:style>
    <style:style style:name="T26" style:family="text">
      <style:text-properties fo:font-weight="normal" officeooo:rsid="0021418f" style:font-weight-asian="normal" style:font-weight-complex="normal"/>
    </style:style>
    <style:style style:name="T27" style:family="text">
      <style:text-properties fo:font-weight="normal" officeooo:rsid="005a96ab" style:font-weight-asian="normal" style:font-weight-complex="normal"/>
    </style:style>
    <style:style style:name="T28" style:family="text">
      <style:text-properties fo:font-weight="normal" officeooo:rsid="005d358f" style:font-weight-asian="normal" style:font-weight-complex="normal"/>
    </style:style>
    <style:style style:name="T29" style:family="text">
      <style:text-properties fo:font-weight="normal" officeooo:rsid="005b62a5" style:font-weight-asian="normal" style:font-weight-complex="normal"/>
    </style:style>
    <style:style style:name="T30" style:family="text">
      <style:text-properties fo:font-weight="normal" officeooo:rsid="005de183" style:font-weight-asian="normal" style:font-weight-complex="normal"/>
    </style:style>
    <style:style style:name="T31" style:family="text">
      <style:text-properties fo:font-weight="normal" officeooo:rsid="001cfe8a" style:font-weight-asian="normal" style:font-weight-complex="normal"/>
    </style:style>
    <style:style style:name="T32" style:family="text">
      <style:text-properties fo:font-weight="normal" officeooo:rsid="001dd3e7" style:font-weight-asian="normal" style:font-weight-complex="normal"/>
    </style:style>
    <style:style style:name="T33" style:family="text">
      <style:text-properties fo:font-weight="normal" officeooo:rsid="002ca064" style:font-weight-asian="normal" style:font-weight-complex="normal"/>
    </style:style>
    <style:style style:name="T34" style:family="text">
      <style:text-properties style:font-name="Arial1" fo:font-size="13pt" fo:language="de" fo:country="DE" style:text-underline-style="none" officeooo:rsid="0010351d" style:font-size-asian="11.3500003814697pt" style:font-weight-asian="normal" style:font-size-complex="13pt" style:font-weight-complex="normal"/>
    </style:style>
    <style:style style:name="T35" style:family="text">
      <style:text-properties style:font-name="Arial1" fo:font-size="13pt" fo:language="de" fo:country="DE" style:text-underline-style="none" fo:font-weight="bold" officeooo:rsid="0010351d" style:font-size-asian="11.3500003814697pt" style:font-weight-asian="bold" style:font-size-complex="13pt" style:font-weight-complex="bold"/>
    </style:style>
    <style:style style:name="T36" style:family="text">
      <style:text-properties style:font-name="Arial1" fo:font-size="13pt" fo:font-weight="bold" style:font-size-asian="13pt" style:font-weight-asian="bold" style:font-size-complex="13pt" style:font-weight-complex="bold"/>
    </style:style>
    <style:style style:name="T37" style:family="text">
      <style:text-properties style:font-name="Arial1" fo:font-size="13pt" fo:font-weight="bold" officeooo:rsid="0023f9b0" style:font-size-asian="13pt" style:font-weight-asian="bold" style:font-size-complex="13pt" style:font-weight-complex="bold"/>
    </style:style>
    <style:style style:name="T38" style:family="text">
      <style:text-properties style:font-name="Arial1" fo:font-size="13pt" fo:font-weight="bold" officeooo:rsid="0036a749" style:font-size-asian="13pt" style:font-weight-asian="bold" style:font-size-complex="13pt" style:font-weight-complex="bold"/>
    </style:style>
    <style:style style:name="T39" style:family="text">
      <style:text-properties style:font-name="Arial1" fo:font-size="13pt" fo:font-weight="bold" officeooo:rsid="00399508" style:font-size-asian="13pt" style:font-weight-asian="bold" style:font-size-complex="13pt" style:font-weight-complex="bold"/>
    </style:style>
    <style:style style:name="T40" style:family="text">
      <style:text-properties style:font-name="Arial1" fo:font-size="13pt" fo:font-weight="bold" officeooo:rsid="0038d5ba" style:font-size-asian="13pt" style:font-weight-asian="bold" style:font-size-complex="13pt" style:font-weight-complex="bold"/>
    </style:style>
    <style:style style:name="T41" style:family="text">
      <style:text-properties style:font-name="Arial1" fo:font-size="13pt" fo:font-weight="bold" officeooo:rsid="00342f99" style:font-size-asian="13pt" style:font-weight-asian="bold" style:font-size-complex="13pt" style:font-weight-complex="bold"/>
    </style:style>
    <style:style style:name="T42" style:family="text">
      <style:text-properties style:font-name="Arial1" fo:font-size="13pt" fo:font-weight="bold" officeooo:rsid="003d9481" style:font-size-asian="13pt" style:font-weight-asian="bold" style:font-size-complex="13pt" style:font-weight-complex="bold"/>
    </style:style>
    <style:style style:name="T43" style:family="text">
      <style:text-properties style:font-name="Arial1" fo:font-size="13pt" fo:font-weight="bold" officeooo:rsid="00517f27" style:font-size-asian="13pt" style:font-weight-asian="bold" style:font-size-complex="13pt" style:font-weight-complex="bold"/>
    </style:style>
    <style:style style:name="T44" style:family="text">
      <style:text-properties style:font-name="Arial1" fo:font-size="13pt" fo:font-weight="bold" officeooo:rsid="0053df48" style:font-size-asian="13pt" style:font-weight-asian="bold" style:font-size-complex="13pt" style:font-weight-complex="bold"/>
    </style:style>
    <style:style style:name="T45" style:family="text">
      <style:text-properties style:font-name="Arial1" fo:font-size="13pt" fo:font-weight="bold" officeooo:rsid="0059b9cc" style:font-size-asian="13pt" style:font-weight-asian="bold" style:font-size-complex="13pt" style:font-weight-complex="bold"/>
    </style:style>
    <style:style style:name="T46" style:family="text">
      <style:text-properties style:font-name="Arial1" fo:font-size="13pt" fo:font-weight="bold" officeooo:rsid="00517f27" style:font-weight-asian="bold" style:font-weight-complex="bold"/>
    </style:style>
    <style:style style:name="T47" style:family="text">
      <style:text-properties style:font-name="Arial1" fo:font-size="13pt" fo:font-weight="normal" style:font-size-asian="13pt" style:font-weight-asian="normal" style:font-size-complex="13pt" style:font-weight-complex="normal"/>
    </style:style>
    <style:style style:name="T48" style:family="text">
      <style:text-properties style:font-name="Arial1" fo:font-size="13pt" fo:font-weight="normal" officeooo:rsid="00296abb" style:font-size-asian="13pt" style:font-weight-asian="normal" style:font-size-complex="13pt" style:font-weight-complex="normal"/>
    </style:style>
    <style:style style:name="T49" style:family="text">
      <style:text-properties style:font-name="Arial1" fo:font-size="13pt" fo:font-weight="normal" officeooo:rsid="0023f9b0" style:font-size-asian="13pt" style:font-weight-asian="normal" style:font-size-complex="13pt" style:font-weight-complex="normal"/>
    </style:style>
    <style:style style:name="T50" style:family="text">
      <style:text-properties style:font-name="Arial1" fo:font-size="13pt" fo:font-weight="normal" officeooo:rsid="0024915a" style:font-size-asian="13pt" style:font-weight-asian="normal" style:font-size-complex="13pt" style:font-weight-complex="normal"/>
    </style:style>
    <style:style style:name="T51" style:family="text">
      <style:text-properties style:font-name="Arial1" fo:font-size="13pt" fo:font-weight="normal" officeooo:rsid="00335cb5" style:font-size-asian="13pt" style:font-weight-asian="normal" style:font-size-complex="13pt" style:font-weight-complex="normal"/>
    </style:style>
    <style:style style:name="T52" style:family="text">
      <style:text-properties style:font-name="Arial1" fo:font-size="13pt" fo:font-weight="normal" officeooo:rsid="00342f99" style:font-size-asian="13pt" style:font-weight-asian="normal" style:font-size-complex="13pt" style:font-weight-complex="normal"/>
    </style:style>
    <style:style style:name="T53" style:family="text">
      <style:text-properties style:font-name="Arial1" fo:font-size="13pt" fo:font-weight="normal" officeooo:rsid="0038d5ba" style:font-size-asian="13pt" style:font-weight-asian="normal" style:font-size-complex="13pt" style:font-weight-complex="normal"/>
    </style:style>
    <style:style style:name="T54" style:family="text">
      <style:text-properties style:font-name="Arial1" fo:font-size="13pt" fo:font-weight="normal" officeooo:rsid="003eb163" style:font-size-asian="13pt" style:font-weight-asian="normal" style:font-size-complex="13pt" style:font-weight-complex="normal"/>
    </style:style>
    <style:style style:name="T55" style:family="text">
      <style:text-properties style:font-name="Arial1" fo:font-size="13pt" fo:font-weight="normal" officeooo:rsid="003fb432" style:font-size-asian="13pt" style:font-weight-asian="normal" style:font-size-complex="13pt" style:font-weight-complex="normal"/>
    </style:style>
    <style:style style:name="T56" style:family="text">
      <style:text-properties style:font-name="Arial1" fo:font-size="13pt" fo:font-weight="normal" officeooo:rsid="0020bd00" style:font-size-asian="13pt" style:font-weight-asian="normal" style:font-size-complex="13pt" style:font-weight-complex="normal"/>
    </style:style>
    <style:style style:name="T57" style:family="text">
      <style:text-properties style:font-name="Arial1" fo:font-size="13pt" fo:font-weight="normal" officeooo:rsid="0021f16f" style:font-size-asian="13pt" style:font-weight-asian="normal" style:font-size-complex="13pt" style:font-weight-complex="normal"/>
    </style:style>
    <style:style style:name="T58" style:family="text">
      <style:text-properties style:font-name="Arial1" fo:font-size="13pt" style:text-underline-style="none" fo:font-weight="normal" style:font-size-asian="13pt" style:font-weight-asian="normal" style:font-size-complex="13pt" style:font-weight-complex="normal"/>
    </style:style>
    <style:style style:name="T59" style:family="text">
      <style:text-properties style:font-name="Arial1" fo:font-size="13pt" style:text-underline-style="none" fo:font-weight="normal" officeooo:rsid="00226074" style:font-size-asian="13pt" style:font-weight-asian="normal" style:font-size-complex="13pt" style:font-weight-complex="normal"/>
    </style:style>
    <style:style style:name="T60" style:family="text">
      <style:text-properties style:font-name="Arial1" fo:font-size="13pt" style:text-underline-style="none" fo:font-weight="normal" officeooo:rsid="0028cd46" style:font-size-asian="13pt" style:font-weight-asian="normal" style:font-size-complex="13pt" style:font-weight-complex="normal"/>
    </style:style>
    <style:style style:name="T61" style:family="text">
      <style:text-properties style:font-name="Arial1" fo:font-size="13pt" style:text-underline-style="none" fo:font-weight="normal" officeooo:rsid="00296abb" style:font-size-asian="13pt" style:font-weight-asian="normal" style:font-size-complex="13pt" style:font-weight-complex="normal"/>
    </style:style>
    <style:style style:name="T62" style:family="text">
      <style:text-properties style:font-name="Arial1" fo:font-size="13pt" style:text-underline-style="none" fo:font-weight="normal" officeooo:rsid="0036a749" style:font-size-asian="13pt" style:font-weight-asian="normal" style:font-size-complex="13pt" style:font-weight-complex="normal"/>
    </style:style>
    <style:style style:name="T63" style:family="text">
      <style:text-properties style:font-name="Arial1" fo:font-size="13pt" style:text-underline-style="none" fo:font-weight="normal" officeooo:rsid="00372847" style:font-size-asian="13pt" style:font-weight-asian="normal" style:font-size-complex="13pt" style:font-weight-complex="normal"/>
    </style:style>
    <style:style style:name="T64" style:family="text">
      <style:text-properties style:font-name="Arial1" fo:font-size="13pt" style:text-underline-style="none" fo:font-weight="normal" officeooo:rsid="0037ad72" style:font-size-asian="13pt" style:font-weight-asian="normal" style:font-size-complex="13pt" style:font-weight-complex="normal"/>
    </style:style>
    <style:style style:name="T65" style:family="text">
      <style:text-properties style:font-name="Arial1" fo:font-size="13pt" style:text-underline-style="none" fo:font-weight="normal" officeooo:rsid="0038d5ba" style:font-size-asian="13pt" style:font-weight-asian="normal" style:font-size-complex="13pt" style:font-weight-complex="normal"/>
    </style:style>
    <style:style style:name="T66" style:family="text">
      <style:text-properties style:font-name="Arial1" fo:font-size="13pt" style:text-underline-style="none" fo:font-weight="normal" officeooo:rsid="003ba2e7" style:font-size-asian="13pt" style:font-weight-asian="normal" style:font-size-complex="13pt" style:font-weight-complex="normal"/>
    </style:style>
    <style:style style:name="T67" style:family="text">
      <style:text-properties style:font-name="Arial1" fo:font-size="13pt" style:text-underline-style="none" fo:font-weight="normal" officeooo:rsid="003fb432" style:font-size-asian="13pt" style:font-weight-asian="normal" style:font-size-complex="13pt" style:font-weight-complex="normal"/>
    </style:style>
    <style:style style:name="T68" style:family="text">
      <style:text-properties style:font-name="Arial1" fo:font-size="13pt" style:text-underline-style="none" fo:font-weight="normal" officeooo:rsid="005b62a5" style:font-size-asian="13pt" style:font-weight-asian="normal" style:font-size-complex="13pt" style:font-weight-complex="normal"/>
    </style:style>
    <style:style style:name="T69" style:family="text">
      <style:text-properties style:font-name="Arial1" fo:font-size="13pt" style:text-underline-style="none" fo:font-weight="normal" officeooo:rsid="002ef0b9" style:font-size-asian="13pt" style:font-weight-asian="normal" style:font-size-complex="13pt" style:font-weight-complex="normal"/>
    </style:style>
    <style:style style:name="T70" style:family="text">
      <style:text-properties style:font-name="Arial1" fo:font-size="13pt" style:text-underline-style="none" fo:font-weight="bold" officeooo:rsid="0028cd46" style:font-size-asian="13pt" style:font-weight-asian="bold" style:font-size-complex="13pt" style:font-weight-complex="bold"/>
    </style:style>
    <style:style style:name="T71" style:family="text">
      <style:text-properties style:font-name="Arial1" fo:font-size="13pt" style:text-underline-style="none" fo:font-weight="bold" officeooo:rsid="00296abb" style:font-size-asian="13pt" style:font-weight-asian="bold" style:font-size-complex="13pt" style:font-weight-complex="bold"/>
    </style:style>
    <style:style style:name="T72" style:family="text">
      <style:text-properties style:font-name="Arial1" fo:font-size="13pt" style:text-underline-style="none" fo:font-weight="bold" officeooo:rsid="0036a749" style:font-size-asian="13pt" style:font-weight-asian="bold" style:font-size-complex="13pt" style:font-weight-complex="bold"/>
    </style:style>
    <style:style style:name="T73" style:family="text">
      <style:text-properties style:font-name="Arial1" fo:font-size="13pt" style:text-underline-style="none" fo:font-weight="bold" officeooo:rsid="003ba2e7" style:font-size-asian="13pt" style:font-weight-asian="bold" style:font-size-complex="13pt" style:font-weight-complex="bold"/>
    </style:style>
    <style:style style:name="T74" style:family="text">
      <style:text-properties style:font-name="Arial1" fo:font-size="13pt" style:text-underline-style="none" fo:font-weight="bold" officeooo:rsid="0041e97c" style:font-size-asian="13pt" style:font-weight-asian="bold" style:font-size-complex="13pt" style:font-weight-complex="bold"/>
    </style:style>
    <style:style style:name="T75" style:family="text">
      <style:text-properties style:font-name="Arial1" fo:font-size="13pt" style:text-underline-style="none" fo:font-weight="bold" officeooo:rsid="005b62a5" style:font-size-asian="13pt" style:font-weight-asian="bold" style:font-size-complex="13pt" style:font-weight-complex="bold"/>
    </style:style>
    <style:style style:name="T76" style:family="text">
      <style:text-properties style:font-name="Arial1" fo:font-size="13pt" style:text-underline-style="none" fo:font-weight="bold" officeooo:rsid="005de183" style:font-size-asian="13pt" style:font-weight-asian="bold" style:font-size-complex="13pt" style:font-weight-complex="bold"/>
    </style:style>
    <style:style style:name="T77" style:family="text">
      <style:text-properties style:font-name="Arial1" fo:font-size="13pt" style:text-underline-style="none" fo:font-weight="bold" officeooo:rsid="0020bd00" style:font-size-asian="13pt" style:font-weight-asian="bold" style:font-size-complex="13pt" style:font-weight-complex="bold"/>
    </style:style>
    <style:style style:name="T78" style:family="text">
      <style:text-properties style:font-name="Arial1" fo:font-size="13pt" style:text-underline-style="none" officeooo:rsid="0036a749" style:font-size-asian="13pt" style:font-size-complex="13pt"/>
    </style:style>
    <style:style style:name="T79" style:family="text">
      <style:text-properties style:font-name="Arial1" fo:font-size="13pt" style:font-size-asian="13pt" style:font-size-complex="13pt"/>
    </style:style>
    <style:style style:name="T80" style:family="text">
      <style:text-properties style:font-name="Arial1" fo:font-size="13pt" officeooo:rsid="0024915a" style:font-size-asian="13pt" style:font-size-complex="13pt"/>
    </style:style>
    <style:style style:name="T81" style:family="text">
      <style:text-properties style:font-name="Arial1" fo:font-size="13pt" officeooo:rsid="0028cd46" style:font-size-asian="13pt" style:font-size-complex="13pt"/>
    </style:style>
    <style:style style:name="T82" style:family="text">
      <style:text-properties style:font-name="Arial1" fo:font-size="13pt" officeooo:rsid="00296abb" style:font-size-asian="13pt" style:font-size-complex="13pt"/>
    </style:style>
    <style:style style:name="T83" style:family="text">
      <style:text-properties style:font-name="Arial1" fo:font-size="13pt" officeooo:rsid="0036a749" style:font-size-asian="13pt" style:font-size-complex="13pt"/>
    </style:style>
    <style:style style:name="T84" style:family="text">
      <style:text-properties style:font-name="Arial1" fo:font-size="13pt" officeooo:rsid="00342f99" style:font-size-asian="13pt" style:font-size-complex="13pt"/>
    </style:style>
    <style:style style:name="T85" style:family="text">
      <style:text-properties style:font-name="Arial1" fo:font-size="13pt" officeooo:rsid="00399508" style:font-size-asian="13pt" style:font-size-complex="13pt"/>
    </style:style>
    <style:style style:name="T86" style:family="text">
      <style:text-properties style:font-name="Arial1" fo:font-size="13pt" officeooo:rsid="0037ad72" style:font-size-asian="13pt" style:font-size-complex="13pt"/>
    </style:style>
    <style:style style:name="T87" style:family="text">
      <style:text-properties style:font-name="Arial1" fo:font-size="13pt" officeooo:rsid="0038d5ba" style:font-size-asian="13pt" style:font-size-complex="13pt"/>
    </style:style>
    <style:style style:name="T88" style:family="text">
      <style:text-properties style:font-name="Arial1" fo:font-size="13pt" officeooo:rsid="003eb163" style:font-size-asian="13pt" style:font-size-complex="13pt"/>
    </style:style>
    <style:style style:name="T89" style:family="text">
      <style:text-properties style:font-name="Arial1" fo:font-size="13pt" officeooo:rsid="003fb432" style:font-size-asian="13pt" style:font-size-complex="13pt"/>
    </style:style>
    <style:style style:name="T90" style:family="text">
      <style:text-properties style:font-name="Arial1" fo:font-size="13pt" officeooo:rsid="0041e97c" style:font-size-asian="13pt" style:font-size-complex="13pt"/>
    </style:style>
    <style:style style:name="T91" style:family="text">
      <style:text-properties style:font-name="Arial1" fo:font-size="13pt" officeooo:rsid="00517f27" style:font-size-asian="13pt" style:font-size-complex="13pt"/>
    </style:style>
    <style:style style:name="T92" style:family="text">
      <style:text-properties style:font-name="Arial1" fo:font-size="13pt" officeooo:rsid="00535e83" style:font-size-asian="13pt" style:font-size-complex="13pt"/>
    </style:style>
    <style:style style:name="T93" style:family="text">
      <style:text-properties style:font-name="Arial1" fo:font-size="13pt" officeooo:rsid="005624ce" style:font-size-asian="13pt" style:font-size-complex="13pt"/>
    </style:style>
    <style:style style:name="T94" style:family="text">
      <style:text-properties style:font-name="Arial1" fo:font-size="13pt" officeooo:rsid="005927d2" style:font-size-asian="13pt" style:font-size-complex="13pt"/>
    </style:style>
    <style:style style:name="T95" style:family="text">
      <style:text-properties style:font-name="Arial1" fo:font-size="13pt" officeooo:rsid="005b62a5" style:font-size-asian="13pt" style:font-size-complex="13pt"/>
    </style:style>
    <style:style style:name="T96" style:family="text">
      <style:text-properties style:font-name="Arial1" fo:font-size="13pt" officeooo:rsid="002ca064" style:font-size-asian="13pt" style:font-size-complex="13pt"/>
    </style:style>
    <style:style style:name="T97" style:family="text">
      <style:text-properties style:font-name="Arial1" fo:font-size="13pt" officeooo:rsid="00517f27" style:font-size-asian="13pt" style:font-weight-asian="normal" style:font-size-complex="13pt" style:font-weight-complex="normal"/>
    </style:style>
    <style:style style:name="T98" style:family="text">
      <style:text-properties style:font-name="Arial1" fo:font-size="13pt" style:text-underline-style="solid" style:text-underline-width="auto" style:text-underline-color="font-color" style:font-size-asian="13pt" style:font-size-complex="13pt"/>
    </style:style>
    <style:style style:name="T99" style:family="text">
      <style:text-properties style:font-name="Arial1" fo:font-size="13pt" style:text-underline-style="solid" style:text-underline-width="auto" style:text-underline-color="font-color" officeooo:rsid="0036a749" style:font-size-asian="13pt" style:font-size-complex="13pt"/>
    </style:style>
    <style:style style:name="T100" style:family="text">
      <style:text-properties style:font-name="Arial1" fo:font-size="13pt" style:text-underline-style="solid" style:text-underline-width="auto" style:text-underline-color="font-color" officeooo:rsid="00517f27" style:font-size-asian="13pt" style:font-size-complex="13pt"/>
    </style:style>
    <style:style style:name="T101" style:family="text">
      <style:text-properties style:font-name="Arial1" fo:font-size="13pt" style:text-underline-style="solid" style:text-underline-width="auto" style:text-underline-color="font-color" fo:font-weight="normal" style:font-size-asian="13pt" style:font-weight-asian="normal" style:font-size-complex="13pt" style:font-weight-complex="normal"/>
    </style:style>
    <style:style style:name="T102" style:family="text">
      <style:text-properties style:font-name="Arial1" fo:font-size="13pt" style:text-underline-style="solid" style:text-underline-width="auto" style:text-underline-color="font-color" fo:font-weight="normal" officeooo:rsid="003eb163" style:font-size-asian="13pt" style:font-weight-asian="normal" style:font-size-complex="13pt" style:font-weight-complex="normal"/>
    </style:style>
    <style:style style:name="T103" style:family="text">
      <style:text-properties style:font-name="Arial1" fo:font-size="13pt" style:text-underline-style="solid" style:text-underline-width="auto" style:text-underline-color="font-color" fo:font-weight="normal" officeooo:rsid="003fb432" style:font-size-asian="13pt" style:font-weight-asian="normal" style:font-size-complex="13pt" style:font-weight-complex="normal"/>
    </style:style>
    <style:style style:name="T104" style:family="text">
      <style:text-properties style:font-name="Arial1" fo:font-size="13pt" style:text-underline-style="solid" style:text-underline-width="auto" style:text-underline-color="font-color" fo:font-weight="bold" officeooo:rsid="00517f27" style:font-weight-asian="bold" style:font-weight-complex="bold"/>
    </style:style>
    <style:style style:name="T105" style:family="text">
      <style:text-properties style:font-name="Arial1" fo:font-size="13pt" officeooo:rsid="00517f27"/>
    </style:style>
    <style:style style:name="T106" style:family="text">
      <style:text-properties style:font-name="Arial1"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officeooo:rsid="0021404d" style:font-weight-asian="bold" style:font-weight-complex="bold"/>
    </style:style>
    <style:style style:name="T109" style:family="text">
      <style:text-properties fo:font-weight="bold" officeooo:rsid="00208f9a" style:font-weight-asian="bold" style:font-weight-complex="bold"/>
    </style:style>
    <style:style style:name="T110" style:family="text">
      <style:text-properties fo:font-weight="bold" officeooo:rsid="003036eb" style:font-weight-asian="bold" style:font-weight-complex="bold"/>
    </style:style>
    <style:style style:name="T111" style:family="text">
      <style:text-properties fo:font-weight="bold" officeooo:rsid="0036a749" style:font-weight-asian="bold" style:font-weight-complex="bold"/>
    </style:style>
    <style:style style:name="T112" style:family="text">
      <style:text-properties fo:font-weight="bold" officeooo:rsid="00399508" style:font-weight-asian="bold" style:font-weight-complex="bold"/>
    </style:style>
    <style:style style:name="T113" style:family="text">
      <style:text-properties fo:font-weight="bold" officeooo:rsid="004bcec0" style:font-weight-asian="bold" style:font-weight-complex="bold"/>
    </style:style>
    <style:style style:name="T114" style:family="text">
      <style:text-properties fo:font-weight="bold" officeooo:rsid="00517f27" style:font-weight-asian="bold" style:font-weight-complex="bold"/>
    </style:style>
    <style:style style:name="T115" style:family="text">
      <style:text-properties fo:font-weight="bold" officeooo:rsid="005a96ab" style:font-weight-asian="bold" style:font-weight-complex="bold"/>
    </style:style>
    <style:style style:name="T116" style:family="text">
      <style:text-properties fo:font-weight="bold" officeooo:rsid="005b62a5" style:font-weight-asian="bold" style:font-weight-complex="bold"/>
    </style:style>
    <style:style style:name="T117" style:family="text">
      <style:text-properties fo:font-weight="bold" officeooo:rsid="005dfd1f" style:font-weight-asian="bold" style:font-weight-complex="bold"/>
    </style:style>
    <style:style style:name="T118" style:family="text">
      <style:text-properties fo:font-weight="bold" officeooo:rsid="001a1fa5" style:font-weight-asian="bold" style:font-weight-complex="bold"/>
    </style:style>
    <style:style style:name="T119" style:family="text">
      <style:text-properties fo:font-weight="bold" officeooo:rsid="001b51da" style:font-weight-asian="bold" style:font-weight-complex="bold"/>
    </style:style>
    <style:style style:name="T120" style:family="text">
      <style:text-properties fo:font-weight="bold" officeooo:rsid="001cfe8a" style:font-weight-asian="bold" style:font-weight-complex="bold"/>
    </style:style>
    <style:style style:name="T121" style:family="text">
      <style:text-properties fo:font-weight="bold" officeooo:rsid="00296abb" style:font-size-asian="13pt" style:font-weight-asian="bold" style:font-weight-complex="bold"/>
    </style:style>
    <style:style style:name="T122" style:family="text">
      <style:text-properties fo:font-weight="bold" style:font-size-asian="13pt" style:font-weight-asian="bold" style:font-size-complex="13pt" style:font-weight-complex="bold"/>
    </style:style>
    <style:style style:name="T123" style:family="text">
      <style:text-properties officeooo:rsid="0011b581"/>
    </style:style>
    <style:style style:name="T124" style:family="text">
      <style:text-properties style:text-underline-style="none" officeooo:rsid="0057d431" style:font-size-asian="13pt" style:font-weight-asian="normal" style:font-size-complex="13pt" style:font-weight-complex="normal"/>
    </style:style>
    <style:style style:name="T125" style:family="text">
      <style:text-properties style:text-underline-style="none" fo:font-weight="bold" style:font-weight-asian="bold" style:font-weight-complex="bold"/>
    </style:style>
    <style:style style:name="T126" style:family="text">
      <style:text-properties style:text-underline-style="none" fo:font-weight="bold" officeooo:rsid="0059b9cc" style:font-weight-asian="bold" style:font-weight-complex="bold"/>
    </style:style>
    <style:style style:name="T127" style:family="text">
      <style:text-properties style:text-underline-style="none" fo:font-weight="bold" officeooo:rsid="001a5a75" style:font-weight-asian="bold" style:font-weight-complex="bold"/>
    </style:style>
    <style:style style:name="T128" style:family="text">
      <style:text-properties style:text-underline-style="none" fo:font-weight="bold" officeooo:rsid="001a1fa5" style:font-weight-asian="bold" style:font-weight-complex="bold"/>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59b9cc" style:font-weight-asian="normal" style:font-weight-complex="normal"/>
    </style:style>
    <style:style style:name="T131" style:family="text">
      <style:text-properties style:text-underline-style="none" fo:font-weight="normal" officeooo:rsid="001a5a75" style:font-weight-asian="normal" style:font-weight-complex="normal"/>
    </style:style>
    <style:style style:name="T132" style:family="text">
      <style:text-properties officeooo:rsid="0010d4c4"/>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fo:font-weight="bold" style:font-weight-asian="bold" style:font-weight-complex="bold"/>
    </style:style>
    <style:style style:name="T135" style:family="text">
      <style:text-properties style:text-underline-style="solid" style:text-underline-width="auto" style:text-underline-color="font-color" fo:font-weight="bold" officeooo:rsid="003b5694" style:font-weight-asian="bold" style:font-weight-complex="bold"/>
    </style:style>
    <style:style style:name="T136" style:family="text">
      <style:text-properties style:text-underline-style="solid" style:text-underline-width="auto" style:text-underline-color="font-color" officeooo:rsid="004bcec0"/>
    </style:style>
    <style:style style:name="T137" style:family="text">
      <style:text-properties style:text-underline-style="solid" style:text-underline-width="auto" style:text-underline-color="font-color" style:font-size-asian="13pt" style:font-size-complex="13pt"/>
    </style:style>
    <style:style style:name="T138" style:family="text">
      <style:text-properties style:text-underline-style="solid" style:text-underline-width="auto" style:text-underline-color="font-color" officeooo:rsid="0057d431" style:font-size-asian="13pt" style:font-weight-asian="normal" style:font-size-complex="13pt" style:font-weight-complex="normal"/>
    </style:style>
    <style:style style:name="T139" style:family="text">
      <style:text-properties style:text-underline-style="solid" style:text-underline-width="auto" style:text-underline-color="font-color" officeooo:rsid="00517f27"/>
    </style:style>
    <style:style style:name="T140" style:family="text">
      <style:text-properties style:text-underline-style="solid" style:text-underline-width="auto" style:text-underline-color="font-color" fo:font-weight="normal" style:font-weight-asian="normal" style:font-weight-complex="normal"/>
    </style:style>
    <style:style style:name="T141" style:family="text">
      <style:text-properties style:text-underline-style="solid" style:text-underline-width="auto" style:text-underline-color="font-color" officeooo:rsid="001a5a75"/>
    </style:style>
    <style:style style:name="T142" style:family="text">
      <style:text-properties style:text-underline-style="solid" style:text-underline-width="auto" style:text-underline-color="font-color" officeooo:rsid="001cfe8a"/>
    </style:style>
    <style:style style:name="T143" style:family="text">
      <style:text-properties officeooo:rsid="00296abb" style:font-size-asian="13pt"/>
    </style:style>
    <style:style style:name="T144" style:family="text">
      <style:text-properties officeooo:rsid="002a1039" style:font-size-asian="13pt"/>
    </style:style>
    <style:style style:name="T145" style:family="text">
      <style:text-properties style:font-size-asian="13pt" style:font-size-complex="13pt"/>
    </style:style>
    <style:style style:name="T146" style:family="text">
      <style:text-properties officeooo:rsid="00208f9a"/>
    </style:style>
    <style:style style:name="T147" style:family="text">
      <style:text-properties officeooo:rsid="00206f92"/>
    </style:style>
    <style:style style:name="T148" style:family="text">
      <style:text-properties officeooo:rsid="0021418f"/>
    </style:style>
    <style:style style:name="T149" style:family="text">
      <style:text-properties style:font-name="Liberation Serif" fo:font-weight="normal" style:font-weight-asian="normal" style:font-weight-complex="normal"/>
    </style:style>
    <style:style style:name="T150" style:family="text">
      <style:text-properties style:font-name="Liberation Serif" fo:font-weight="normal" officeooo:rsid="0021418f" style:font-weight-asian="normal" style:font-weight-complex="normal"/>
    </style:style>
    <style:style style:name="T151" style:family="text">
      <style:text-properties style:font-name="Liberation Serif" fo:font-size="13pt" fo:font-weight="normal" style:font-size-asian="13pt" style:font-weight-asian="normal" style:font-size-complex="13pt" style:font-weight-complex="normal"/>
    </style:style>
    <style:style style:name="T152" style:family="text">
      <style:text-properties style:font-name="Liberation Serif" fo:font-size="13pt" fo:font-weight="normal" officeooo:rsid="0024915a" style:font-size-asian="13pt" style:font-weight-asian="normal" style:font-size-complex="13pt" style:font-weight-complex="normal"/>
    </style:style>
    <style:style style:name="T153" style:family="text">
      <style:text-properties style:font-name="Liberation Serif" fo:font-size="13pt" fo:font-weight="normal" officeooo:rsid="0025ed90" style:font-size-asian="13pt" style:font-weight-asian="normal" style:font-size-complex="13pt" style:font-weight-complex="normal"/>
    </style:style>
    <style:style style:name="T154" style:family="text">
      <style:text-properties style:font-name="Liberation Serif" fo:font-size="13pt" fo:font-weight="normal" officeooo:rsid="003fb432" style:font-size-asian="13pt" style:font-weight-asian="normal" style:font-size-complex="13pt" style:font-weight-complex="normal"/>
    </style:style>
    <style:style style:name="T155" style:family="text">
      <style:text-properties style:font-name="Liberation Serif" fo:font-size="13pt" fo:font-weight="normal" officeooo:rsid="0021f16f" style:font-size-asian="13pt" style:font-weight-asian="normal" style:font-size-complex="13pt" style:font-weight-complex="normal"/>
    </style:style>
    <style:style style:name="T156" style:family="text">
      <style:text-properties style:font-name="Liberation Serif" fo:font-size="13pt" fo:font-weight="bold" style:font-size-asian="13pt" style:font-weight-asian="bold" style:font-size-complex="13pt" style:font-weight-complex="bold"/>
    </style:style>
    <style:style style:name="T157" style:family="text">
      <style:text-properties style:font-name="Liberation Serif" fo:font-size="13pt" style:text-underline-style="none" fo:font-weight="bold" officeooo:rsid="003ba2e7" style:font-size-asian="13pt" style:font-weight-asian="bold" style:font-size-complex="13pt" style:font-weight-complex="bold"/>
    </style:style>
    <style:style style:name="T158" style:family="text">
      <style:text-properties style:font-name="Liberation Serif" fo:font-size="13pt" style:text-underline-style="none" fo:font-weight="normal" officeooo:rsid="003ba2e7" style:font-size-asian="13pt" style:font-weight-asian="normal" style:font-size-complex="13pt" style:font-weight-complex="normal"/>
    </style:style>
    <style:style style:name="T159" style:family="text">
      <style:text-properties style:font-name="Liberation Serif" fo:font-size="13pt" style:text-underline-style="none" fo:font-weight="normal" officeooo:rsid="003fb432" style:font-size-asian="13pt" style:font-weight-asian="normal" style:font-size-complex="13pt" style:font-weight-complex="normal"/>
    </style:style>
    <style:style style:name="T160" style:family="text">
      <style:text-properties style:font-name="Liberation Serif" fo:font-size="13pt" style:text-underline-style="solid" style:text-underline-width="auto" style:text-underline-color="font-color" fo:font-weight="normal" officeooo:rsid="003fb432" style:font-size-asian="13pt" style:font-weight-asian="normal" style:font-size-complex="13pt" style:font-weight-complex="normal"/>
    </style:style>
    <style:style style:name="T161" style:family="text">
      <style:text-properties style:font-name="Liberation Serif" officeooo:rsid="005a96ab"/>
    </style:style>
    <style:style style:name="T162" style:family="text">
      <style:text-properties officeooo:rsid="0036a749"/>
    </style:style>
    <style:style style:name="T163" style:family="text">
      <style:text-properties officeooo:rsid="00399508"/>
    </style:style>
    <style:style style:name="T164" style:family="text">
      <style:text-properties style:font-name="Arial" fo:font-weight="normal" style:font-weight-asian="normal" style:font-weight-complex="normal"/>
    </style:style>
    <style:style style:name="T165" style:family="text">
      <style:text-properties style:font-name="Arial" officeooo:rsid="002a4601"/>
    </style:style>
    <style:style style:name="T166" style:family="text">
      <style:text-properties officeooo:rsid="004bcec0"/>
    </style:style>
    <style:style style:name="T167" style:family="text">
      <style:text-properties style:font-name="roboto" fo:font-size="13.5pt" fo:font-weight="bold" officeooo:rsid="00517f27" style:font-size-asian="13pt" style:font-weight-asian="bold" style:font-size-complex="13pt" style:font-weight-complex="bold"/>
    </style:style>
    <style:style style:name="T168" style:family="text">
      <style:text-properties style:font-name="roboto" fo:font-size="13.5pt" officeooo:rsid="00517f27" style:font-size-asian="13pt" style:font-size-complex="13pt"/>
    </style:style>
    <style:style style:name="T169" style:family="text">
      <style:text-properties style:font-name="roboto" fo:font-size="13.5pt" officeooo:rsid="00532ce3" style:font-size-asian="13pt" style:font-size-complex="13pt"/>
    </style:style>
    <style:style style:name="T170" style:family="text">
      <style:text-properties style:font-name="roboto" fo:font-size="13.5pt" officeooo:rsid="00535e83" style:font-size-asian="13pt" style:font-size-complex="13pt"/>
    </style:style>
    <style:style style:name="T171" style:family="text">
      <style:text-properties officeooo:rsid="00517f27"/>
    </style:style>
    <style:style style:name="T172" style:family="text">
      <style:text-properties officeooo:rsid="005a96ab"/>
    </style:style>
    <style:style style:name="T173" style:family="text">
      <style:text-properties officeooo:rsid="0060f5db"/>
    </style:style>
    <style:style style:name="T174" style:family="text">
      <style:text-properties officeooo:rsid="005de183"/>
    </style:style>
    <style:style style:name="T175" style:family="text">
      <style:text-properties officeooo:rsid="005b62a5"/>
    </style:style>
    <style:style style:name="T176" style:family="text">
      <style:text-properties officeooo:rsid="001a1fa5"/>
    </style:style>
    <style:style style:name="T177" style:family="text">
      <style:text-properties officeooo:rsid="001a5a75"/>
    </style:style>
    <style:style style:name="T178" style:family="text">
      <style:text-properties officeooo:rsid="001b51da"/>
    </style:style>
    <style:style style:name="T179" style:family="text">
      <style:text-properties officeooo:rsid="001cfe8a"/>
    </style:style>
    <style:style style:name="T180" style:family="text">
      <style:text-properties officeooo:rsid="002593a4"/>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officeooo:rsid="002eb00d"/>
    </style:style>
    <style:style style:name="T183" style:family="text">
      <style:text-properties officeooo:rsid="003022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Einteilung</text:p>
      <text:p text:style-name="P1">Bedürfnisse einteilung.</text:p>
      <text:p text:style-name="P9">Dringlichkeit: <text:span text:style-name="T24">Existenzbed, Kultur(Kino, Bildung), Luxus(Villa, Yacht).</text:span></text:p>
      <text:p text:style-name="P9">Gegenstand: <text:span text:style-name="T24">Immaterielle(Nachricht, Annerkenung), materielle(Handy, Auto). </text:span></text:p>
      <text:p text:style-name="P9">Grad der Bewusstseins: <text:span text:style-name="T24">Latente, akute(wünsche die verstärkt werden).</text:span></text:p>
      <text:p text:style-name="P9">Möglichkeiten: <text:span text:style-name="T24">Invdividual(wünsche nur mir selbst), Kollektiv(gesunde Umwelt).</text:span></text:p>
      <text:p text:style-name="P14"/>
      <text:p text:style-name="P2">Pyramide nach Maslow.</text:p>
      <text:p text:style-name="P15"><text:span text:style-name="T107">B nach Selbstverwirklichung: </text:span>Weiterbildung, Eigenerdverantwortlichkeit.</text:p>
      <text:p text:style-name="P15"><text:span text:style-name="T107">B nach Anerkennung:</text:span> Statussymbol, Lob, Aufstiegsmöglichkeit.</text:p>
      <text:p text:style-name="P15"><text:span text:style-name="T107">Soziale B: </text:span>Gruppenarbeit, Kommunikation, <text:span text:style-name="T123">Betriebsfest.</text:span></text:p>
      <text:p text:style-name="P15"><text:span text:style-name="T107">Sicherheit B:</text:span> Organisationsgrundsätze, Wirtschaftliche Sicherheit, <text:span text:style-name="T123">klare aufgaben. </text:span></text:p>
      <text:p text:style-name="P129"><text:span text:style-name="T35">Grund B:</text:span><text:span text:style-name="T34"> Lohn und Gehalt, Soziale Leistung, Arbeitsplatzhaltung.</text:span><text:line-break/></text:p>
      <text:p text:style-name="P3">Ökonomisches Prinzip.</text:p>
      <text:p text:style-name="P16">Jede Knappheit fordert bedachtes nachhaltiges Handeln.</text:p>
      <text:p text:style-name="P10">Maximum P: <text:span text:style-name="T24">Mit gegebenen Aufwand</text:span><text:span text:style-name="T25"> an knappen Gütern ein</text:span><text:span text:style-name="T24"> maximaler Ertrag.</text:span></text:p>
      <text:p text:style-name="P10">Minimum P: <text:span text:style-name="T24">Ein angestrebter Ertrag mit minimalem Aufwand </text:span><text:span text:style-name="T25">an knappen Gütern.</text:span></text:p>
      <text:p text:style-name="P10">Allgemeines Extremum P: <text:span text:style-name="T24">Möglichst günstiges Verhältnis zwischen Aufwand/Ertrag.</text:span></text:p>
      <text:p text:style-name="P16"/>
      <text:p text:style-name="P4">Produktionsfaktoren.</text:p>
      <text:p text:style-name="P17">Erstellung Gütern, welche Bedürfnisse befriedigen erfordert Einsatz von PF nach <text:span text:style-name="T132">ÖP.</text:span></text:p>
      <text:p text:style-name="P11">BWL PF (Handel):<text:span text:style-name="T24"> Betriebsmittel, Ware, Standort des Betriebs, Arbeitsleistung.</text:span></text:p>
      <text:p text:style-name="P11">BWL PF(Industrie): <text:span text:style-name="T24">Einrichtungen/Anlagen, Materialien, Ausführende&amp;leitende Arbeit.</text:span></text:p>
      <text:p text:style-name="P11">VWL PF:<text:span text:style-name="T24"> Geistige und körperliche Arbeit, Wirtschaftlich genutzte Natur, Geld. </text:span></text:p>
      <text:p text:style-name="P12">Substitutionsgrad: <text:span text:style-name="T24">Zurückgehende Menschliche Arbeit (Mechanisierung → </text:span></text:p>
      <text:p text:style-name="P106"><text:s/>Automatisierung → Vollautomatisierung).</text:p>
      <text:p text:style-name="P106"/>
      <text:p text:style-name="P5">Markt.</text:p>
      <text:p text:style-name="P13">Produzent → <text:span text:style-name="T24">Angebot → </text:span>Markt → <text:span text:style-name="T24">Nachfrage → </text:span></text:p>
      <text:p text:style-name="P13"><text:span text:style-name="T24">Bedarf = Einkommen + Bedürfnis → <text:s/></text:span>Konsument<text:span text:style-name="T24">..</text:span></text:p>
      <text:p text:style-name="P13">Angebot und Nachfrage: <text:span text:style-name="T24">beide treffen sich beim Markt. Nachfrage kann man suchen und finden. Konkurrenz beobachten und reagieren. Preis für ein Gut aushandeln. Umso hoher Angebot <text:s/>umso niedriger Preis.</text:span></text:p>
      <text:p text:style-name="P18"/>
      <text:p text:style-name="P6">Unternehmensformen.</text:p>
      <text:p text:style-name="P19"><text:span text:style-name="T107">Einzelunternehmen</text:span>, <text:span text:style-name="T107">Personengesellschaft</text:span>(KG, OHG, GbR, Stille G, Mischfirmen),</text:p>
      <text:p text:style-name="P19"><text:span text:style-name="T107">Kapitalgesellschaft</text:span>(GmbH, AG, SE, Stiftung), <text:span text:style-name="T107">Sonstige</text:span> (Genossenschaft, Öffentliche Betriebe, EWIV, Verein).</text:p>
      <text:p text:style-name="P7"/>
      <text:p text:style-name="P7"/>
      <text:p text:style-name="P158"><text:soft-page-break/>Einzelunternehmer: eine Person alleinige für das Unternehmen verantwortlich ist. Er trägt alleinige Risiko und wird mit seinem persönlichen Vermögen verhaftet.</text:p>
      <text:p text:style-name="P158"/>
      <text:p text:style-name="P158">Stille Gesellschaft: eine Person in ein Unternehmen investiert, jedoch keine Mitspracherecht hat und auch nicht in Erscheinung tritt, Er erhält stattdessen eine Gewinnbeteiligung.</text:p>
      <text:p text:style-name="P158"/>
      <text:p text:style-name="P158">Offen Handelsgesellschaft (OHG): mindesten 2 Personen gemeinsam ein Unternehm gründen und als Gesellschafter haften. Die Gesellschafter haften unbeschränkt mit ihrem persönlichen Vermögen</text:p>
      <text:p text:style-name="P158"/>
      <text:p text:style-name="P158">Kommanditgesellschaft (KG): mindesten 2 Personen gemeinsam ein Unternehmen gründen.Dabei gibt es mindestens einen Vollhafter (komplementär), und Mindestens einen Teilhafter (Kommanditist), der nur begrenzt haftet.</text:p>
      <text:p text:style-name="P158"/>
      <text:p text:style-name="P158">Gesellschaft mit beschränkter Haftung (GmbH): ist eine Kapitalgesellschaft, bei der die Haftung der Gesellschafter auf das Kapital beschränkt ist, also sie sind nicht persönlich haftbar.</text:p>
      <text:p text:style-name="P158"/>
      <text:p text:style-name="P158">Kommanditgesellschaft mit Aktien (KGaA): ist eine Rechtsform, die Elemente einer</text:p>
      <text:p text:style-name="P158">Kommanditgesellschaft und einer Aktiengesellschaft hat. Es gibt mindestens einen</text:p>
      <text:p text:style-name="P158">Komplementär, der unbeschränkt haftet und eine unbegrenzte Anzahl von Aktionären, die als Kommanditisten agieren und nur begrenzt haftet.</text:p>
      <text:p text:style-name="P158"/>
      <text:p text:style-name="P158">Aktiengesellschaft (AG): ist eine Kapitalgesellschaft, <text:span text:style-name="T183">mind eine person</text:span>, bei der das Grundkapital in Aktien aufgeteilt ist und die Gesellschafter nu<text:span text:style-name="T182">r</text:span> bis zur Höhe ihrer Einlage haften. Die Aktien können frei gehandelt werden.</text:p>
      <text:p text:style-name="P158"/>
      <text:p text:style-name="P158">Eingetragene Genossenschaft (eG): ist eine Rechtsform, bei der eine Gruppe von Menschen gemeinschaftlich wirtschaftet, um ihre wirtschaftlichen Interessen zur fördern. Die Mitglieder der Genossenschaft sind sowohl Eigentümer als auch Kunden und partizipieren an den erwirtschafteten Gewinnen. Die Haftung ist auf die Höhe der geleisteten Einlagen beschränkt.</text:p>
      <text:p text:style-name="P158"/>
      <text:p text:style-name="P8">GmbH und AG unterschied.</text:p>
      <text:p text:style-name="P108">Die GmbH haftet beschränkt, während die AG eine höhere Haftungsbeschränkung bietet. Die GmbH benötigt mindestens einen Gesellschafter, während für die Gründung einer AG mindestens eine Person erforderlich ist. In einer GmbH gibt es Geschäftsführer, während eine AG Vorstand und Aufsichtsrat hat. Die GmbH finanziert sich durch Einlagen der Gesellschafter, während die AG Aktien an Aktionäre ausgibt. Eine AG kann an einer Börse gelistet sein und Kapital öffentlich aufnehmen, während eine GmbH dies nicht kann. </text:p>
      <text:p text:style-name="P125">Organisation</text:p>
      <text:p text:style-name="P20">Aufbauorganisation.</text:p>
      <text:p text:style-name="P36">Legt Struktur des Unternehmens fest. Formen: <text:span text:style-name="T107">Einliniensystem</text:span>, <text:span text:style-name="T107">Mehrliniensystem</text:span> <text:span text:style-name="T146">(funktionale Org)</text:span>, <text:span text:style-name="T107">Stablinien</text:span><text:span text:style-name="T108">organisation</text:span><text:span text:style-name="T146">(statisch), </text:span><text:span text:style-name="T109">Matrixorganisation</text:span><text:span text:style-name="T146">(dynamisch).</text:span></text:p>
      <text:p text:style-name="P36"><text:soft-page-break/></text:p>
      <text:p text:style-name="P55">Einliniensystem: <text:span text:style-name="T24">Stoßt schnell an Grenzen, lange Wege, Belastung Manager hoch, Problem der Dienstwege mit Fayolsche Brücke bekämpft.Verbindung von hierarchisch nicht direkt unterstellten Stellen indem Information seitlich ausgetauscht wird.</text:span></text:p>
      <text:p text:style-name="P55">Mehrliniensystem: <text:span text:style-name="T24">Problem bei Abgrenzung von Zuständigkeit, Kompetenzkonflikten, Schwierigkeit Fehlerzurechnung, lange Informationswege.</text:span></text:p>
      <text:p text:style-name="P56"/>
      <text:p text:style-name="P56"><text:span text:style-name="T147">Stablinien</text:span>organisation: <text:span text:style-name="T24">Hoher Bedarf Führungspersonal &amp; Kommunikationsbedarf, Transparenz Entscheidungsprozesse geht verloren, Gefahr viele Kompromisse, Erhöhtes Konfliktpotenzial durch Teamarbeit.</text:span></text:p>
      <text:p text:style-name="P56"/>
      <text:p text:style-name="P56">Matrixorganisation: <text:span text:style-name="T24">Nimmt in Kauf, dass durch Überschneidung der Kompetenzen </text:span><text:span text:style-name="T26">Reibungen entstehen. </text:span><text:span text:style-name="T148">Ziele sind:</text:span><text:span text:style-name="T26"> Entscheidungen werden sachgerechter, Kreativität soll gesteigert werden, Mitarbeiter ordnen sich in Gesamtziel und Bereichsegoismus wird zurückgedrängt, Zwang durch F</text:span><text:span text:style-name="T150">ü</text:span><text:span text:style-name="T26">hrungskr</text:span><text:span text:style-name="T150">ä</text:span><text:span text:style-name="T26">fte zur Teamarbeit.</text:span></text:p>
      <text:p text:style-name="P57">Nachteile: <text:span text:style-name="T24">F</text:span><text:span text:style-name="T149">ü</text:span><text:span text:style-name="T24">hrungskr</text:span><text:span text:style-name="T149">ä</text:span><text:span text:style-name="T24">fte an beide ebenen gleichberechtigt, muss mehr kommuniziert werden wegen Kompetenzüberschneidungen, es geht zeit verloren. Es müssen zu viele Kompromisse vereinbart werden.</text:span></text:p>
      <text:p text:style-name="P37"/>
      <text:p text:style-name="P58">Spartenorganisation: Zentrale<text:span text:style-name="T24"> → geringer Grad an Spartenautonomie, wenige kleine homogene Sparten, geringe Komplexität der Steuerungsinstrumente.</text:span></text:p>
      <text:p text:style-name="P58">Dezentrale<text:span text:style-name="T24"> → höhere Grad an <text:s/>Spartenautonomie, viele große diversifizierte Sparten,</text:span></text:p>
      <text:p text:style-name="P38">hohe Komplexität der <text:s/>Steuerungsinstrumente.</text:p>
      <text:p text:style-name="P136"><text:span text:style-name="T59">Sind selbstständige Unternehmensbereiche die Geschäfte in Eigenverantwortung machen. Bei große unternehmen </text:span><text:span text:style-name="T47">wirkt sich der prinzipielle Nachteil der Ressourcennutzung eher gering aus, wobei die Produkt-, Markt- und Kundenorientierung von großer Bedeutung sind.</text:span></text:p>
      <text:p text:style-name="P69"/>
      <text:p text:style-name="P136"><text:span text:style-name="T37">Stelle/Instanz: </text:span><text:span text:style-name="T49">kleinste organisatorische Einheit zur Erfüllung/Kombination von Aufgaben. </text:span><text:span text:style-name="T50">Aufgaben werden zu einer Stelle zusammengefasst und Stelle zu Kriterien einer Abteilung. Beides werden von Instanz geleitet. Anzahl Abteilungen wird durch große des Unternehmens, Beherrschbarkeit der Stellen und Wirtschaftlichkeitsprinzip <text:s/>bestimmt. Werden verschiedene Stellen beziehenden Leitungsaufgaben zu einer ranghöheren Stelle zusammengefasst entsteht eine Instanz. Diese ist eine Stelle mit Leitungs-/Entscheidungsbefugnis, w</text:span><text:span text:style-name="T152">ä</text:span><text:span text:style-name="T50">hrend andere Stellen Ausführungsaufgaben durchf</text:span><text:span text:style-name="T153">ü</text:span><text:span text:style-name="T50">hren.</text:span></text:p>
      <text:p text:style-name="P68"/>
      <text:p text:style-name="P137"><text:span text:style-name="T80">A</text:span><text:span text:style-name="T79">blauforganisation.</text:span></text:p>
      <text:p text:style-name="P132"><text:span text:style-name="T79">Aufbauorganisation konzentriert sich auf die </text:span><text:span text:style-name="T36">Struktur</text:span><text:span text:style-name="T79"> und Ablauforganisation auf </text:span><text:span text:style-name="T36">Arbeitsabl</text:span><text:span text:style-name="T156">ä</text:span><text:span text:style-name="T36">ufe und Gestaltung</text:span><text:span text:style-name="T79">. Legt fest was, wer, wann und wie etwas passiert.</text:span></text:p>
      <text:p text:style-name="P39">Hilfsmitte sind Organisationsanweisungen, Flussdiagramme, Netzplane und Entscheidungstabellen.</text:p>
      <text:p text:style-name="P39"/>
      <text:p text:style-name="P134"><text:span text:style-name="T79">Arten: Funktionsorientiert</text:span><text:span text:style-name="T47"> (Flussdiagramm), </text:span><text:span text:style-name="T79">Zeitorientiert</text:span><text:span text:style-name="T47"> (Balkendia.., Netzplan), </text:span><text:span text:style-name="T79">Raumorientiert</text:span><text:span text:style-name="T47"> (Raumdiagramm).</text:span></text:p>
      <text:p text:style-name="P39"><text:soft-page-break/></text:p>
      <text:p text:style-name="P136"><text:span text:style-name="T70">Raumdiagramm: </text:span><text:span text:style-name="T60">E</text:span><text:span text:style-name="T79">inzelnen Stellen räumlich anordnen, </text:span><text:span text:style-name="T81">sodass</text:span><text:span text:style-name="T79"> eine größtmögliche Wirtschaftlichkeit erreicht wird; Anordnung der Arbeitsplätze </text:span><text:span text:style-name="T82">soll dem</text:span><text:span text:style-name="T79"> Arbeitsablauf entsprechen und zu minimalen Durchlaufzeiten führen, durch kurze Transportwege. <text:s/></text:span></text:p>
      <text:p text:style-name="P136"><text:span text:style-name="T71">Netzplan: </text:span><text:span text:style-name="T61">Der </text:span><text:span text:style-name="T48">Ablauf und die Anfangs-/Endzeitpunkte der einzelnen Arbeitsgänge und Tätigkeiten sollten aufgezeigt werden; Engpässe besser erkannt und ein kritischer Weg bestimmt; Vorgänge werden pünktlich begonnen und beendet sonst verzögert sich der Endzeitpunkt des Gesamtprojektes.</text:span></text:p>
      <text:p text:style-name="P141"><text:span text:style-name="T82">B</text:span><text:span text:style-name="T79">alkendiagramm: </text:span><text:span text:style-name="T47">Planung Maschinenbelegungen, Personaleinsatz, Raumbelegung Auftragserledigung, Wartungsarbeiten, Montagearbeiten.</text:span></text:p>
      <text:p text:style-name="P107"><text:span text:style-name="T121">Flussdiagramm:</text:span><text:span text:style-name="T143"> Visualisierung von Geschäftsprozessen. </text:span><text:span text:style-name="T144">Darstellung/Analyse Arbabl.</text:span></text:p>
      <text:p text:style-name="P156">Rechnungswesen</text:p>
      <text:p text:style-name="P21">Rechnungswesen Bestandteile.</text:p>
      <text:p text:style-name="P43"><text:span text:style-name="T107">Buchführung/Finanzbuchhaltung (extern):</text:span> Daten und Fakten rausgeben – z.B. Finanzamt, Aktionäre, Banken und Kunden, die Anzahlungen geleistet haben und hoffen, dass Ware kommt. Hier sind einige Parts zu beachten – Steuergesetze, Abgabesteuer, AGBs, Handelsrecht usw.</text:p>
      <text:p text:style-name="P43"><text:span text:style-name="T107">Planungsrechnung (</text:span><text:span text:style-name="T110">interne, </text:span><text:span text:style-name="T107">zukunftsorientiert):</text:span> Umsätze, Kosten und Gewinne.</text:p>
      <text:p text:style-name="P59">Kosten und Leistungsrechnung(Interne).</text:p>
      <text:p text:style-name="P40"><text:span text:style-name="T107">Statistik (</text:span><text:span text:style-name="T110">interne, </text:span><text:span text:style-name="T107">Kennzahlen, Fluktuations</text:span><text:span text:style-name="T110">quoten</text:span><text:span text:style-name="T107">).</text:span> </text:p>
      <text:p text:style-name="P40"/>
      <text:p text:style-name="P22">Bilanz.</text:p>
      <text:p text:style-name="P70">Basis für alles, brauchen wir für Jahresabschluss, Kostenleistungsrechnung und für uns persönlich. Alles was im Rechnungswesen wichtig ist. Muss Ausgeglichen sein.</text:p>
      <text:p text:style-name="P82"/>
      <text:p text:style-name="P136"><text:span text:style-name="T36">Aktiva: Anlagevermögen</text:span><text:span text:style-name="T47"> = gehören dem Unternehmen </text:span><text:span text:style-name="T51">(</text:span><text:span text:style-name="T47">Maschinen, Fuhrpark</text:span><text:span text:style-name="T51">)</text:span><text:span text:style-name="T47"> </text:span><text:span text:style-name="T36">Umlaufvermögen</text:span><text:span text:style-name="T47"> = kommen schnell rein und gehen raus, Vorräte (Rohstoffe, Halbfertigteile oder Fertiglager), Forderungen (Ziel verkauft. haben noch Forderungen an Kunden, Wertpapiere für kurze Spekulationen).</text:span><text:span text:style-name="T51"> A</text:span><text:span text:style-name="T47">lles aufgelistet nach Liquidität.</text:span></text:p>
      <text:p text:style-name="P136"><text:span text:style-name="T36">Passiva: Eigenkapital</text:span><text:span text:style-name="T47"> </text:span><text:span text:style-name="T51">= </text:span><text:span text:style-name="T47">eigenes Geld. </text:span><text:span text:style-name="T36">Fremdkapital</text:span><text:span text:style-name="T47"> </text:span><text:span text:style-name="T51">= </text:span><text:span text:style-name="T47">(gezeichnetes Kapital z.B. Eigenkapital bei GmbH 25000, Kapitalrücklagen, Gewinnrücklagen Kredite) &amp; Rückstellungen (Geld, dass da ist aber uns nicht mehr gehört, Rückstellungen für Rente, Form von Fremdkapital), Fremdkapital (Verbindlichkeiten = Hypotheken, Kredite usw.). </text:span><text:span text:style-name="T51">Nach </text:span><text:span text:style-name="T47">Fristigkeit sortiert, </text:span><text:span text:style-name="T51">weiter </text:span><text:span text:style-name="T47">unten </text:span><text:span text:style-name="T51">→ s</text:span><text:span text:style-name="T47">chneller bezahlen. </text:span></text:p>
      <text:p text:style-name="P69"/>
      <text:p text:style-name="P136"><text:span text:style-name="T36">Aktivaseite</text:span><text:span text:style-name="T47"> - Seite der Geldverwendung / </text:span><text:span text:style-name="T36">Passivaseite</text:span><text:span text:style-name="T47"> - Seite der Mittelherkunft. </text:span><text:span text:style-name="T36">Eigenkapital = Vermögen – Schulden (Fremdkapital). </text:span></text:p>
      <text:p text:style-name="P136"><text:span text:style-name="T52">I</text:span><text:span text:style-name="T47">mmaterielle Vermögen = Rechte, Patente, Lizenzen (müssen gekauft </text:span><text:span text:style-name="T52">sein)</text:span><text:span text:style-name="T47"> materielles Vermögen = Sachanlagen </text:span></text:p>
      <text:p text:style-name="P136"><text:span text:style-name="T47">Finanzanlagen = Wertpapiere, Aktien usw. (Entscheidung, </text:span><text:span text:style-name="T52">trifft </text:span><text:span text:style-name="T47">Unternehmer</text:span><text:span text:style-name="T52">)</text:span></text:p>
      <text:p text:style-name="P71"/>
      <text:p text:style-name="P138"><text:span text:style-name="T84">K</text:span><text:span text:style-name="T79">osten – Leistungsrechnung.</text:span></text:p>
      <text:p text:style-name="P133"><text:span text:style-name="T36">Aufgaben:</text:span><text:span text:style-name="T79"> Erfassung, Verteilung, Zurechnung der Kosten und Leistungen.</text:span></text:p>
      <text:p text:style-name="P133"><text:span text:style-name="T36">Hauptziele: </text:span><text:span text:style-name="T79">Kalkulation der Kosten betrieblicher Leistungen (Produkte zur Preisgestaltung). Kontrolle Erfolg und Wirtschaftlichkeit (zwecks Controlling). </text:span><text:soft-page-break/><text:span text:style-name="T79">Deckungsbeitragsrechnung ist Differenz zw erzielten Erlösen und variablen Kosten. Es ist Betrag, der zur Deckung der Fixkosten zur Verfügung steht.</text:span></text:p>
      <text:p text:style-name="P133"><text:span text:style-name="T36">Teilbereiche: </text:span><text:span text:style-name="T79">stückbezogene Kalkulation. Perioden bezogene Betriebsabrechnung.</text:span></text:p>
      <text:p text:style-name="P60"/>
      <text:p text:style-name="P136"><text:span text:style-name="T72">Arten: </text:span><text:span text:style-name="T36">Vollkostenrechnung </text:span><text:span text:style-name="T98">Kostenartenrechnung</text:span><text:span text:style-name="T79"> </text:span><text:span text:style-name="T83">(</text:span><text:span text:style-name="T79">Welche Kosten angefallen?</text:span><text:span text:style-name="T83">).</text:span><text:span text:style-name="T79"> </text:span><text:span text:style-name="T98">Kostenstellenrechnun</text:span><text:span text:style-name="T99">g</text:span><text:span text:style-name="T78"> (Wo</text:span><text:span text:style-name="T79"> sind angefallen?</text:span><text:span text:style-name="T83">). </text:span><text:span text:style-name="T101">Kostenträgerrechnung</text:span><text:span text:style-name="T58"> </text:span><text:span text:style-name="T62">(</text:span><text:span text:style-name="T58">Für </text:span><text:span text:style-name="T79">welche Produkte/Kostenträger sind angefallen?</text:span><text:span text:style-name="T83">).</text:span><text:span text:style-name="T38">Teilkostenrechnung</text:span><text:span text:style-name="T83">. </text:span><text:span text:style-name="T38">Planungsrechnung</text:span><text:span text:style-name="T83">.</text:span></text:p>
      <text:p text:style-name="P81"/>
      <text:p text:style-name="P136"><text:span text:style-name="T38">Einzelkosten: </text:span><text:span text:style-name="T83">Kostenträgern direkt zuordnen.</text:span></text:p>
      <text:p text:style-name="P136"><text:span text:style-name="T38">Gemeinkosten:</text:span><text:span text:style-name="T83"> Müssen bearbeitet werden, kommen in Kostenstellenrechnung.</text:span></text:p>
      <text:p text:style-name="P136"><text:span text:style-name="T83">Bsp.: </text:span><text:span text:style-name="T99">Nebenkosten Wohnung</text:span><text:span text:style-name="T83"> <text:s/>→ manche direkt zuordnen (Heizung). manche nicht (Hausmeister, Aufzug in Haus). Es sind alle Mietern entstanden, also müssen diese verrechnet werden (Quadratmeter). Das ist Kostenstellenrechnung! </text:span></text:p>
      <text:p text:style-name="P40"><text:span text:style-name="T111">Ziel: </text:span><text:span text:style-name="T162">alle Kosten auf Hauptkostenstellen zuzuordnen.</text:span></text:p>
      <text:p text:style-name="P40"/>
      <text:p text:style-name="P139"><text:span text:style-name="T83">C</text:span><text:span text:style-name="T79">ontrolling.</text:span></text:p>
      <text:p text:style-name="P145"><text:span text:style-name="T63">Funktion, die das Management durch Übernahme/Unterstützung beim Erreichen von Unternehmenszielen unterstützt. </text:span><text:span text:style-name="T64">Bereiche sind (</text:span><text:span text:style-name="T63">Planung, Analyse, Berichtswesen / Reporting, Begleitung von Gegenmaßnahmen</text:span><text:span text:style-name="T64">). </text:span><text:span text:style-name="T65">B</text:span><text:span text:style-name="T86">etriebsinterne Beratungsinstanz </text:span><text:span text:style-name="T87">und</text:span><text:span text:style-name="T86"> betriebswirtschaftliche Unterstützung.</text:span></text:p>
      <text:p text:style-name="P145"><text:span text:style-name="T40">Herausforderungen: </text:span><text:span text:style-name="T47">Transparenz schaffen, Ziele formulieren, Strategien finden, informieren, Budgets verteilen </text:span><text:span text:style-name="T53">(</text:span><text:span text:style-name="T47">Budgetgespräche), Berichte/</text:span><text:span text:style-name="T53">Reporten</text:span><text:span text:style-name="T47"> erstellen, Handlungsempfehlungen geben, </text:span><text:span text:style-name="T53">als </text:span><text:span text:style-name="T47">Frühwarnsystem/Navigator fungieren. </text:span></text:p>
      <text:p text:style-name="P145"><text:span text:style-name="T41">R</text:span><text:span text:style-name="T40">ohstoffe: </text:span><text:span text:style-name="T79">Statistiken, Analyseergebnisse, Kennzahlen/Daten aus RW/</text:span><text:span text:style-name="T87">Abteilungen.</text:span></text:p>
      <text:p text:style-name="P145"><text:span text:style-name="T40">Instrumente: </text:span><text:span text:style-name="T79">Deckungsbeitragsrechnung, Kostenrechnung, ROI, </text:span><text:span text:style-name="T87">S</text:span><text:span text:style-name="T79">oll-Ist-Analyse, SWOT, GAP &amp; ABC, REFA, BCG, Potenzialanalyse, Nutzwertanalyse, BSC &amp; Co. </text:span></text:p>
      <text:p text:style-name="P145"><text:span text:style-name="T40">Controllers Erfolg: </text:span><text:span text:style-name="T47">C = Nutzen x Kompetenz x Wahrnehmung.</text:span></text:p>
      <text:p text:style-name="P72"/>
      <text:p text:style-name="P145"><text:span text:style-name="T40">Return on Investment (ROI): </text:span><text:span text:style-name="T79">betriebswirtschaftliche Kennzahl für die Rentabilität des eingesetzten Kapitals einer betriebswirtschaftlichen Einheit (etwa ein Unternehmen).</text:span></text:p>
      <text:p text:style-name="P92"/>
      <text:p text:style-name="P145"><text:span text:style-name="T40">Soll-Ist Analyse: </text:span><text:span text:style-name="T79">um Abweichungen zeitnah feststellen und Gegenmaßnahmen einleiten zu können, gehört das Wissen um das erreichte Zielniveau zum ergebnisorientierten Wirtschaften dazu.</text:span></text:p>
      <text:p text:style-name="P92">Ziel noch erreichbar? Was voraussichtlich erreichen? Welche Maßnahmen einleiten? Welche Mittel benötigen? Wer kann uns unterstützen? </text:p>
      <text:p text:style-name="P92"/>
      <text:p text:style-name="P145"><text:span text:style-name="T39">GAP-Analyse (Lückenanalyse): </text:span><text:span text:style-name="T79">Planung sagt, der Umsatz muss zu einer bestimmten Zeit dort sein. Realität sieht anders aus.</text:span></text:p>
      <text:p text:style-name="P145"><text:span text:style-name="T85">Z</text:span><text:span text:style-name="T79">wischen Plan und Ist entsteht eine Lücke. Gap Analyse stellt die Frage, warum ist da eine Lücke? Warum liegt man unter der Planung? Plan zahlen unrealistisch, falsch umgesetzt, Dinge anders gelaufen als geplant.</text:span></text:p>
      <text:p text:style-name="P92"/>
      <text:p text:style-name="P42"><text:span text:style-name="T112">ABC-Analyse: </text:span><text:span text:style-name="T163">W</text:span>elche Produkte oder Kunden am stärksten am Umsatz eines Unternehmens beteiligt sind (A) und welche am wenigsten (C). Grundgedanke <text:soft-page-break/>Einteilung in Klasse<text:span text:style-name="T163">n (</text:span>wichtig, weniger wichtig, unwichtig<text:span text:style-name="T163">). </text:span>Produkte und Kunden kann man einteilen. Kriterium Umsatz gewählt, <text:span text:style-name="T163">es wird</text:span> ermittelt welches Produkt welchen Beitrag zum Umsatz macht.</text:p>
      <text:p text:style-name="P42"/>
      <text:p text:style-name="P154"><text:span text:style-name="T77">SWOT Analyse: </text:span><text:span text:style-name="T56">Gegenüberstellung von Eigenschaften und Entwicklungen von Maßnahmen </text:span><text:span text:style-name="T57">(St</text:span><text:span text:style-name="T155">ä</text:span><text:span text:style-name="T57">rken, Schw</text:span><text:span text:style-name="T155">ä</text:span><text:span text:style-name="T57">chen / Chancen Risiken).</text:span><text:span text:style-name="T69"><text:line-break/></text:span></text:p>
      <text:p text:style-name="P103">Investition</text:p>
      <text:p text:style-name="P41"><text:line-break/><text:span text:style-name="T135">Investition.</text:span></text:p>
      <text:p text:style-name="P135"><text:span text:style-name="T79">Arten: Objekt </text:span><text:span text:style-name="T47">(Realinvestition, Finzanzinv, Immaterielle Invest).</text:span><text:span text:style-name="T79"> Zielsetzung </text:span><text:span text:style-name="T47">(Errichtungsinv, Erweiterungsinv, Ersatzinv, Rationalisierungsinv, Sozial-/ Sicherheitsinv).</text:span><text:span text:style-name="T79"> Nutzungsdauer </text:span><text:span text:style-name="T47">(Kurzfristige inv, Mittel, lang).</text:span><text:span text:style-name="T79">Zeitpunkt </text:span><text:span text:style-name="T47">(Gr</text:span><text:span text:style-name="T151">ü</text:span><text:span text:style-name="T47">ndungsinv, Laufende inv).</text:span></text:p>
      <text:p text:style-name="P67"/>
      <text:p text:style-name="P145"><text:span text:style-name="T73">Gr</text:span><text:span text:style-name="T157">ü</text:span><text:span text:style-name="T73">nde: Ersatz</text:span><text:span text:style-name="T66">, </text:span><text:span text:style-name="T73">Neubeschaffung</text:span><text:span text:style-name="T66">, </text:span><text:span text:style-name="T73">Rationalisierung</text:span><text:span text:style-name="T66">, </text:span><text:span text:style-name="T73">obligatorische</text:span><text:span text:style-name="T66"> (Anlagen die wegen Vorschriften auf neues stand sein m</text:span><text:span text:style-name="T158">ü</text:span><text:span text:style-name="T66">ssen), </text:span><text:span text:style-name="T36">Erweiterungsinvestitionen</text:span><text:span text:style-name="T47"> (z.B. durch Absatzerhöhung, zusätzliche Maschinen).</text:span></text:p>
      <text:p text:style-name="P146"><text:span text:style-name="T47">Unterscheiden sich nach </text:span><text:span text:style-name="T36">Sachinv</text:span><text:span text:style-name="T47"> (Grundst</text:span><text:span text:style-name="T151">ü</text:span><text:span text:style-name="T47">cke, Anlagen), </text:span><text:span text:style-name="T36">Finanzinv</text:span><text:span text:style-name="T47"> (Beteiligungen, Forderungen), </text:span><text:span text:style-name="T36">immaterielle</text:span><text:span text:style-name="T47"> </text:span><text:span text:style-name="T36">Inv</text:span><text:span text:style-name="T47"> (Werbung, Ausbildung).</text:span></text:p>
      <text:p text:style-name="P92"/>
      <text:p text:style-name="P83">Planungsphasen.</text:p>
      <text:p text:style-name="P142"><text:span text:style-name="T79">1. Anregungsphase: </text:span><text:span text:style-name="T102">Intern</text:span><text:span text:style-name="T54"> (MA sagt Gerät kaputt). </text:span><text:span text:style-name="T102">Extern</text:span><text:span text:style-name="T54"> (neue Vorschriften / Regeln / Gesetze / Neuerung der Wissenschaft). </text:span><text:span text:style-name="T102">Beschreibung der Investition</text:span><text:span text:style-name="T54">.</text:span></text:p>
      <text:p text:style-name="P143"><text:span text:style-name="T79">2. Suchphase: </text:span><text:span text:style-name="T102">Festlegung der Bewertungskriterien</text:span><text:span text:style-name="T54"> (</text:span><text:span text:style-name="T88">qualitativ:</text:span><text:span text:style-name="T54"> Zuverlässigkeit, Service, Bewertungen / </text:span><text:span text:style-name="T88">quantitativ:</text:span><text:span text:style-name="T54"> Kosten, Rechnungsmethoden wie Amortisation und Gewinnvergleich). </text:span><text:span text:style-name="T103">Begrenzungsfaktoren festlegen</text:span><text:span text:style-name="T55"> (</text:span><text:span text:style-name="T89">intern:</text:span><text:span text:style-name="T55"> Budget, MA know how / </text:span><text:span text:style-name="T89">extern:</text:span><text:span text:style-name="T55"> Herkunft, Lieferung, Compagnie). </text:span><text:span text:style-name="T103">Alternativen</text:span><text:span text:style-name="T67"> (Reparatur des alten, Leasing oder Mietger</text:span><text:span text:style-name="T159">ä</text:span><text:span text:style-name="T67">te)</text:span></text:p>
      <text:p text:style-name="P143"><text:span text:style-name="T79">3. Entscheidungsphase: </text:span><text:span text:style-name="T103">Vorauswahl</text:span><text:span text:style-name="T67"> (3-5 festlegen). Nochmal bewerten und für</text:span></text:p>
      <text:p text:style-name="P143"><text:span text:style-name="T103">3 F</text:span><text:span text:style-name="T160">ä</text:span><text:span text:style-name="T103">lle</text:span><text:span text:style-name="T67"> entschieden (billiges, optimales, teures).</text:span></text:p>
      <text:p text:style-name="P143"><text:span text:style-name="T79">4. Durchführungsphase: </text:span><text:span text:style-name="T55">Realisierung, Umsetzung, Kauf.</text:span></text:p>
      <text:p text:style-name="P145"><text:span text:style-name="T42">5. Kontrollphase: </text:span><text:span text:style-name="T103">Soll-Ist Analysen</text:span><text:span text:style-name="T55"> durchf</text:span><text:span text:style-name="T154">ü</text:span><text:span text:style-name="T55">hren, </text:span><text:span text:style-name="T103">Abweichanalysen</text:span><text:span text:style-name="T55"> und mit Ergebnissen analysieren ob </text:span><text:span text:style-name="T103">Entscheidung korrekt wahr</text:span><text:span text:style-name="T55">, gegeben falls korrigieren oder nächsten Prozess vormerken.</text:span></text:p>
      <text:p text:style-name="P145"/>
      <text:p text:style-name="P23">Investition Rechnungen.</text:p>
      <text:p text:style-name="P61">Aufgeteilt in zwei verfahren.</text:p>
      <text:p text:style-name="P145"><text:span text:style-name="T74">Statisch: </text:span><text:span text:style-name="T79">ein periodische Betrachtung, Verwendung von Durchschnittswerten, Vergleich von Investitionsalternativen, Leistungen/Kosten - einfache Rechenlogik, geringerer Informationsbedarf, gering</text:span><text:span text:style-name="T90">e</text:span><text:span text:style-name="T79"> Genauigkeit. </text:span><text:span text:style-name="T36">ohne Zinsen=statisch </text:span></text:p>
      <text:p text:style-name="P48"><text:span text:style-name="T107">Dynamisch:</text:span> Berücksichtigung der Rückflusszeitpunkte, mehr periodische Betrachtung, Vergleich von Investitionsalternativen bei untersch, Nutzungsdauer, <text:s/>Einzahlungen/Auszahlungen, höherer Informationsbedarf, höherer Rechenaufwand, Ungenauigkeit zukünftiger Zahlungsströme, Akzeptanzprobleme bei zunehmender Komplexität.</text:p>
      <text:p text:style-name="P48"/>
      <text:p text:style-name="P61"><text:soft-page-break/>Beispiele statisch <text:span text:style-name="T180">(Ohne Zinsen)</text:span>: <text:span text:style-name="T24">Kostenvergleichsrech, Amortisationsrech, Rentabilit</text:span><text:span text:style-name="T149">ä</text:span><text:span text:style-name="T24">tsvergleichsrech.</text:span></text:p>
      <text:p text:style-name="P61">Beispiele Dynamisch <text:span text:style-name="T180">(Zinsen betrachtet)</text:span>: <text:span text:style-name="T24">Kapitalwertmethode, Interne Zinsfu</text:span><text:span text:style-name="T164">βmeth, Annuit</text:span><text:span text:style-name="T149">ä</text:span><text:span text:style-name="T164">tenmeth.</text:span></text:p>
      <text:p text:style-name="P48"/>
      <text:p text:style-name="P48"><text:span text:style-name="T107">Kostenvergleichsrechnung</text:span> </text:p>
      <text:p text:style-name="P62">Handhabe:</text:p>
      <text:p text:style-name="P49">- Kosten bestimmen und vergleichen – ebenfalls einfach</text:p>
      <text:p text:style-name="P49">- Unklar was mit den Investitionen ist, welche ihre Kosten erst in der Zukunft aufzeigen</text:p>
      <text:p text:style-name="P49">- Unterschiedliche Nutzungsdauer der Alternativen – schwer zu vergleichen</text:p>
      <text:p text:style-name="P49">- Kapazität kann unterschiedliche sein und somit keine eindeutigen Kapitaleinsatz aufzeigen</text:p>
      <text:p text:style-name="P49">- Problemlösung wäre einzelnen Perioden zu betrachten, quasi engere Zeiträume</text:p>
      <text:p text:style-name="P49">- Stückkostenvergleich hilft gegen uneindeutigen Kapitaleinsatz</text:p>
      <text:p text:style-name="P62">Grundgedanke:</text:p>
      <text:p text:style-name="P49">- wähle eine Investition mit den geringsten durchschnittlichsten Kosten</text:p>
      <text:p text:style-name="P62">Fazit:</text:p>
      <text:p text:style-name="P49">- Nur sinnvoll bei Betrachtung von Perioden und</text:p>
      <text:p text:style-name="P49">Stückosten, ansonsten eventuell ungenau</text:p>
      <text:p text:style-name="P48"/>
      <text:p text:style-name="P63">Amortisationsrechung<text:span text:style-name="T24">.</text:span></text:p>
      <text:p text:style-name="P90">Handhabe:</text:p>
      <text:p text:style-name="P79">- einfach zu handhaben</text:p>
      <text:p text:style-name="P79">- kann Vorteilhaftigkeit von Projekten vortäuschen, da nur Zeit bis zum Amortisationszeitpunkt berücksichtigt wird</text:p>
      <text:p text:style-name="P79">- Negative Restwerte sind außer acht gelassen – problematisch</text:p>
      <text:p text:style-name="P79">- gute Lösung wäre – negativen Restwert und Anschaffungsauszahlung</text:p>
      <text:p text:style-name="P90">Grundgedanke:</text:p>
      <text:p text:style-name="P79">- wähle die Investition mit kürzeste Amortisationszeit</text:p>
      <text:p text:style-name="P90">Fazit:</text:p>
      <text:p text:style-name="P79">- nur als Ergänzungsrechnung geeignet</text:p>
      <text:p text:style-name="P79"/>
      <text:p text:style-name="P144"><text:span text:style-name="T79">Rentabilitätsvergleichsrechnung</text:span><text:span text:style-name="T47">.</text:span></text:p>
      <text:p text:style-name="P91">Handhabe:</text:p>
      <text:p text:style-name="P80">- mittelmäßig</text:p>
      <text:p text:style-name="P80">- Umgang mit negativen oder positiven Restwerten schwierig, da negative Restwerte den Einsatz erhöhen können</text:p>
      <text:p text:style-name="P80">- positive erhöhen die Kapitalbindung</text:p>
      <text:p text:style-name="P91">Grundgedanke:</text:p>
      <text:p text:style-name="P80">- wähle Investition mit max. Rentabilität</text:p>
      <text:p text:style-name="P91">Fazit:</text:p>
      <text:p text:style-name="P80">- wenn erhebliche diese negativen und positiven Restwerte vorhanden sind sollte der Vergleich von Projekten durch durchschnittliche Rentabilit</text:p>
      <text:p text:style-name="P24"/>
      <text:p text:style-name="P64">Kapitalwertmethode.</text:p>
      <text:p text:style-name="P64">Handhabe:</text:p>
      <text:p text:style-name="P46">- einfach - mittelmäßig</text:p>
      <text:p text:style-name="P46"><text:soft-page-break/>- Kapitalwert einer Investition ist der auf denEntscheidungszeitpunkt bzw. Investitionszeitpunkt bezogene Vorteil</text:p>
      <text:p text:style-name="P46">- Vermögensendwert ist eine anschauliche Größe</text:p>
      <text:p text:style-name="P46">- Endwert = Vermögenszuwachs, wenn Projekt zum Kalkulationszinssatz finanziert wird</text:p>
      <text:p text:style-name="P46">- Datenunsicherheit – schwierige Prognose der</text:p>
      <text:p text:style-name="P46">zahlungsströme</text:p>
      <text:p text:style-name="P64">Grundgedanke:</text:p>
      <text:p text:style-name="P46">- Ziel = Kapitalwert größer als Null</text:p>
      <text:p text:style-name="P64">Fazit:</text:p>
      <text:p text:style-name="P46">-trotz der Schwierigkeiten gut für die Praxis geeignet</text:p>
      <text:p text:style-name="P44"/>
      <text:p text:style-name="P66">Annuitatenmethode</text:p>
      <text:p text:style-name="P66">Handhabe:</text:p>
      <text:p text:style-name="P54">- einfach - mittelmäßig</text:p>
      <text:p text:style-name="P54">- Entnahme von Rente – grundsätzlich betrachtet</text:p>
      <text:p text:style-name="P54">- Bauen auf Kapitalwertmethode auf – berechnet aus selbigem die Annuität = ist die von Zinssatz und Laufzeit abhängige jährliche Zahlungsgröße, durch die ein anfänglicher Kreditbetrag während der Darlehenslaufzeit einschließlich</text:p>
      <text:p text:style-name="P54">Zinsen getilgt wird. Annuitäten bestehen aus einem Zinsund einem Tilgungsanteil.</text:p>
      <text:p text:style-name="P54">- bei gleichbleibender Rate sinkt der Zinsanteil, während der</text:p>
      <text:p text:style-name="P54">Tilgungsanteil der Rückzahlungsrate steigt</text:p>
      <text:p text:style-name="P54">- Annuität steht dem Investor zu</text:p>
      <text:p text:style-name="P66">Grundgedanke:</text:p>
      <text:p text:style-name="P54">- Annuität zu hoch wie möglich werden lassen</text:p>
      <text:p text:style-name="P66">Fazit:</text:p>
      <text:p text:style-name="P54">- ziemlich genau Rechnung, Planungssicherheit durch lange</text:p>
      <text:p text:style-name="P54">Zinsbindung</text:p>
      <text:p text:style-name="P54"/>
      <text:p text:style-name="P66">Interne Zinsfu<text:span text:style-name="T165">β</text:span>methode</text:p>
      <text:p text:style-name="P66">Handhabe:</text:p>
      <text:p text:style-name="P54">- einfach - mittelmäßig</text:p>
      <text:p text:style-name="P54">- ist Zinssatz, der den Kapitalwert 0 werden</text:p>
      <text:p text:style-name="P54">- Berechnung erfolgt nach Perioden</text:p>
      <text:p text:style-name="P54">- Probleme hier die Uneindeutigkeit des Ergebnisses</text:p>
      <text:p text:style-name="P66">Grundgedanke:</text:p>
      <text:p text:style-name="P54">- Viel Zinsen </text:p>
      <text:p text:style-name="P66">Fazit:</text:p>
      <text:p text:style-name="P54">- gut, eindeutig aber Gefahr von Fehleinschätzungen,</text:p>
      <text:p text:style-name="P54">da Vorteilhaftigkeitsdarstellung verzerrt</text:p>
      <text:p text:style-name="P103">Finanzierung</text:p>
      <text:p text:style-name="P44"><text:line-break/><text:span text:style-name="T23">Unterschied Investitionen/Finanzierung. </text:span></text:p>
      <text:p text:style-name="P147">Investitionen.</text:p>
      <text:p text:style-name="P149"><text:span text:style-name="T107">Mittelverwendung -&gt;</text:span> Aktivseite der Bilanz(wofür Geld verwendet?) <text:span text:style-name="T107">Investitionsanlässe -&gt;</text:span> Unternehmensgründung, Erweiterung/Ersatzinvestition, Rationalisierungsinvestition, Bedarf an Umlaufvermögen. </text:p>
      <text:p text:style-name="P149"><text:span text:style-name="T107">Ziele -&gt;</text:span> Schaffung/Erhaltung Leistungsfähigkeit des Unternehmens. </text:p>
      <text:p text:style-name="P149"><text:soft-page-break/></text:p>
      <text:p text:style-name="P149"><text:span text:style-name="T107">Finanzierung.</text:span> </text:p>
      <text:p text:style-name="P149"><text:span text:style-name="T107">Mittelherkunft -&gt;</text:span> Passivseite der Bilanz(woher kommt Geld?). </text:p>
      <text:p text:style-name="P149"><text:span text:style-name="T107">Finanzierungsanlässe -&gt;</text:span> F Anlagevermögens Gründung, Beschaffung Umlaufvermögen, Kapitalerhöhung. </text:p>
      <text:p text:style-name="P149"><text:span text:style-name="T107">Ziele -&gt;</text:span> Sicherung der Liquidität/Wirtschaftlichkeit/finanzielle Unabhängigkeit. </text:p>
      <text:p text:style-name="P149"/>
      <text:p text:style-name="P149"><text:span text:style-name="T107">Finanzierungsarten.</text:span> </text:p>
      <text:p text:style-name="P149"><text:span text:style-name="T107">InnenF:</text:span> SelbstF (offen/still), EigenF. </text:p>
      <text:p text:style-name="P149"><text:span text:style-name="T107">AußenF:</text:span> BeteiligungF (EigenF aber außen), FremdF (KreditF), Sonderformen wie Leasing Factoring. </text:p>
      <text:p text:style-name="P145"><text:span text:style-name="T18">Unterschied: </text:span><text:span text:style-name="T4">Interne Finanzierung zielt auf die Nutzung eigener Mittel und Ressourcen, während die externe Finanzierung die Beschaffung von Kapital von externen Quellen beinhaltet.</text:span><text:span text:style-name="T24"> </text:span></text:p>
      <text:p text:style-name="P149"/>
      <text:p text:style-name="P145"><text:span text:style-name="T19">Fregeln: </text:span><text:span text:style-name="T20">optimale Kapitalstruktur in Unternehmen, Überschuldung vermeiden, </text:span><text:span text:style-name="T21">es gibt </text:span><text:span text:style-name="T20">vertikalen und horizontalen Finanzierungsregeln.</text:span></text:p>
      <text:p text:style-name="P147"/>
      <text:p text:style-name="P147">sollte goldene Bilanzregel der Fristengleichheit gelten.</text:p>
      <text:p text:style-name="P149"><text:span text:style-name="T107">Langfristige Inv:</text:span> durch EK und langfristiges FK decken. </text:p>
      <text:p text:style-name="P149"><text:span text:style-name="T107">Kurz- und mittelfristige Inv:</text:span> durch kurz- und mittelfristige Mittel decken. </text:p>
      <text:p text:style-name="P116"/>
      <text:p text:style-name="P25">Kreditfristen.</text:p>
      <text:p text:style-name="P92"><text:span text:style-name="T107">kurzfristig (bis ca. 1 Jahr Laufzeit): </text:span><text:span text:style-name="T133">Lieferantenkredit</text:span> dem Kunden Warenkredit gewähren. <text:span text:style-name="T133">Kundenkredite</text:span> dem Kunden weg, <text:span text:style-name="T166">Vorauszahlung</text:span> Kredit gewähren. <text:span text:style-name="T133">Kontokorrentkredite</text:span> (Überziehungskredit).</text:p>
      <text:p text:style-name="P92"><text:span text:style-name="T107">mittelfristig (1 </text:span><text:span text:style-name="T113">bis </text:span><text:span text:style-name="T107">4 Jahre): </text:span><text:span text:style-name="T133">Konsumkredit</text:span> (Autofinanzierung z.B. 36 Mon Laufzeit).</text:p>
      <text:p text:style-name="P44"><text:span text:style-name="T107">langfristig (ab 4 Jahre): </text:span><text:span text:style-name="T133">Baufinanzierungskredit</text:span><text:span text:style-name="T136">e</text:span><text:span text:style-name="T166"> und </text:span><text:span text:style-name="T133">gänzliche Investitionskredite.<text:line-break/></text:span></text:p>
      <text:p text:style-name="P47"><text:span text:style-name="T3">Führung</text:span><text:span text:style-name="T133"><text:line-break/></text:span></text:p>
      <text:p text:style-name="P45"><text:span text:style-name="T5">Führungsstile</text:span><text:span text:style-name="T6"> </text:span></text:p>
      <text:p text:style-name="P131"><text:span text:style-name="T43">F</text:span><text:span text:style-name="T36">ührung</text:span><text:span text:style-name="T97"> ist die zielgerichtete Beeinflussung der Einstellungen und des Verhaltens von Einzelpersonen und von Gruppen innerhalb von Organisationen. </text:span></text:p>
      <text:p text:style-name="P127"><text:span text:style-name="T167">autoritär:</text:span><text:span text:style-name="T43"> </text:span><text:span text:style-name="T168">Vorgesetzter entscheidet und ordnet an</text:span><text:span text:style-name="T91"><text:line-break/></text:span><text:span text:style-name="T167">partriarchalisch:</text:span><text:span text:style-name="T43"> </text:span><text:span text:style-name="T168">Vorgesetzter entscheidet, </text:span><text:span text:style-name="T169">muss </text:span><text:span text:style-name="T168">Untergebenen von</text:span><text:span text:style-name="T91"> </text:span><text:span text:style-name="T168">seinen</text:span><text:span text:style-name="T91"> </text:span><text:span text:style-name="T168">Entscheidungen überzeugen, bevor er sie anordnet</text:span><text:span text:style-name="T91"><text:line-break/></text:span><text:span text:style-name="T167">beratend:</text:span><text:span text:style-name="T43"> </text:span><text:span text:style-name="T168">Vorgesetzer entscheidet, Frage</text:span><text:span text:style-name="T170">t über </text:span><text:span text:style-name="T168">Entscheidungen, um durch Beantwortung <text:s/>Akzeptierung zu erreichen.</text:span><text:span text:style-name="T91"><text:line-break/></text:span><text:span text:style-name="T167">Kooperativ:</text:span><text:span text:style-name="T43"> </text:span><text:span text:style-name="T168">Vorgesetzter</text:span><text:span text:style-name="T91"> </text:span><text:span text:style-name="T168">informiert Untergebenen über seine beabsichtigte Entscheidungen, Untergebenen äußern Meinung bevor Vorgesetzt </text:span><text:span text:style-name="T170">entscheidet</text:span><text:span text:style-name="T168">.</text:span><text:span text:style-name="T91"><text:line-break/></text:span></text:p>
      <text:p text:style-name="P127"><text:soft-page-break/><text:span text:style-name="T167">Partizipativ:</text:span><text:span text:style-name="T43"> </text:span><text:span text:style-name="T168">Gruppe entwickelt Vorschläge, </text:span><text:span text:style-name="T170">aus mehrere </text:span><text:span text:style-name="T168">Problem- lösungen</text:span><text:span text:style-name="T91"><text:line-break/></text:span><text:span text:style-name="T168">entscheidet sich der Vorgesetzte für favorisierte.</text:span><text:span text:style-name="T91"><text:line-break/></text:span><text:span text:style-name="T167">Demokratisch:</text:span><text:span text:style-name="T43"> </text:span><text:span text:style-name="T92">1. </text:span><text:span text:style-name="T168">Gruppe entscheidet, nachdem Vorgesetzte Problem auf</text:span><text:span text:style-name="T170">zeigt</text:span><text:span text:style-name="T168"> und Grenzen des Entscheidungs- spielraums fest</text:span><text:span text:style-name="T170">legt</text:span><text:span text:style-name="T168">.</text:span><text:span text:style-name="T91"><text:line-break/></text:span><text:span text:style-name="T92">2. </text:span><text:span text:style-name="T168">Gruppe entscheidet, Vorgesetzte fungiert als Koordinator nach innen / außen.</text:span><text:span text:style-name="T91"> </text:span></text:p>
      <text:p text:style-name="P120">3 Stile</text:p>
      <text:p text:style-name="P127"><text:span text:style-name="T44">A</text:span><text:span text:style-name="T43">utoritär</text:span><text:span text:style-name="T91"> alles vorgegeben, Entscheidungen fällt Chef kommandieren, kontrollieren und korrigieren. </text:span></text:p>
      <text:p text:style-name="P127"><text:span text:style-name="T43">Kooperativ</text:span><text:span text:style-name="T91"> gemeinsam, auf Augenhöhe, Mitgestaltung von Arbeit, Lob und Anerkennung, fordern, fördern und Feedback angewendet, delegieren und den MA als Partner sehen-gegenseitiges Unterfangen.</text:span></text:p>
      <text:p text:style-name="P126"><text:span text:style-name="T46">Laissez-faire</text:span><text:span text:style-name="T105"> größtmögliche Freiheit für MA, wenig Anleitung, sondern viel Eigeninitiative gefragt.<text:line-break/><text:line-break/></text:span><text:span text:style-name="T104">Führung – Modelle / Konzepte</text:span><text:span text:style-name="T105"> </text:span></text:p>
      <text:p text:style-name="P112">führen durch detaillierte Verhaltensweisen und -regeln, Aufgabenübertragung / delegieren an untergeordnete Hierarchieebenen, Ausnahmefällen, Zielvereinbarungen , Beteiligung der MA an Entscheidungen/Förderung von Teambildung, Ergebnisüberwachung laufende Kontrolle von Vorgabewerten , Systemsteuerung.</text:p>
      <text:p text:style-name="P115">Objectives.</text:p>
      <text:p text:style-name="P128"><text:span text:style-name="T100">Ziele:</text:span><text:span text:style-name="T91"> Entlastung der Vorgesetzten, da sie bei Zielerreichung nicht mehr beteiligt sein sollen. Mitarbeiter bei Zielerreichung große Freiheit. </text:span><text:span text:style-name="T79">H</text:span><text:span text:style-name="T91">ohe Identifikation und Kreativität. </text:span><text:span text:style-name="T79">P</text:span><text:span text:style-name="T91">artnerschaftliche Zusammenarbeit </text:span><text:span text:style-name="T79">der</text:span><text:span text:style-name="T91"> Mitarbeiter wird gefördert. Erleichterung gerechter Beförderung und Entlohnung. </text:span></text:p>
      <text:p text:style-name="P128"><text:span text:style-name="T100">Methode:</text:span><text:span text:style-name="T91"> Vorgesetzte und Mitarbeiter arbeiten gemeinsam ein Zielsystem aus. Regelmäßige Zielüberprüfung und -neufestlegung. Aufbau eines Kontrollsystems. Festlegung des Entscheidungsspielraums.</text:span></text:p>
      <text:p text:style-name="P128"><text:span text:style-name="T100">Probleme:</text:span><text:span text:style-name="T91"> Zielkonflikte leicht möglich. Exakte Zielplanung notwendig. Ungenaue Zielformulierung führt zu Konflikten. Gefahr der Überkontrolle und Totalüberwachung.</text:span></text:p>
      <text:p text:style-name="P115">Exception.</text:p>
      <text:p text:style-name="P128"><text:span text:style-name="T100">Ziele:</text:span><text:span text:style-name="T91"> Entlastung Vorgesetzten von Routineaufgaben durch Delegation von Entscheidungen und Verantwortung auf nachfolgende Ebene. Erhöhung Motivation und Leistungswillen bei Mitarbeitern.</text:span></text:p>
      <text:p text:style-name="P128"><text:span text:style-name="T100">Methode:</text:span><text:span text:style-name="T91"> Delegation von Routineaufgaben. Vorgesetzte greifen nur ein, wenn starke Abweichungen vom angestrebten Ziel auftreten. </text:span><text:span text:style-name="T93">E</text:span><text:span text:style-name="T91">xakte Definition der </text:span><text:soft-page-break/><text:span text:style-name="T91">Verantwortungs- und Entscheidungskompetenz. Festlegung von Normen, anhand derer Abweichungen festgestellt werden. </text:span><text:span text:style-name="T93">G</text:span><text:span text:style-name="T91">ut funktionierendes Informationssystem </text:span></text:p>
      <text:p text:style-name="P128"><text:span text:style-name="T100">Probleme:</text:span><text:span text:style-name="T91"> Eingreifen Vorgesetzten ausschließlich bei negativen Abweichungen von Norm, dadurch Demotivation Mitarbeiter. Unklarheit, wo kritische Wert liegt. Unterdrückung "unangenehmer" Informationen, um Eingreifen Vorgesetzten </text:span><text:span text:style-name="T93">zu </text:span><text:span text:style-name="T91">vermeiden. <text:s/></text:span></text:p>
      <text:p text:style-name="P115">Delegation.</text:p>
      <text:p text:style-name="P96">Führung durch Aufgabenübertragung, d.h. eine weitgehende Delegation von Aufgaben an untergeordnete Hierarchieebenen.</text:p>
      <text:p text:style-name="P151"><text:span text:style-name="T93">D</text:span><text:span text:style-name="T91">urch zunehmende Arbeitsteilung und Spezialisierung ist die Delegation von Verantwortlichkeiten und Kompetenzen zur Entlastung der Führungsebene beinahe zwangsläufig.</text:span></text:p>
      <text:p text:style-name="P130"/>
      <text:p text:style-name="P118">Managerrollen.</text:p>
      <text:p text:style-name="P110"><text:span text:style-name="T133">Interpersonelle Rollen:</text:span> Galionsfigur, Vorgesetzter, Vernetzer.</text:p>
      <text:p text:style-name="P110"><text:span text:style-name="T133">InformationsR:</text:span> Radarschirm, Sender, Sprecher.</text:p>
      <text:p text:style-name="P117"><text:span text:style-name="T138">EntscheidungsR:</text:span><text:span text:style-name="T124"> Innovator, Problemlöser, Ressourcenzuteiler, Verhandlungsführer.</text:span></text:p>
      <text:p text:style-name="P118">Managementebenen.</text:p>
      <text:p text:style-name="P114"><text:span text:style-name="T122">Top:</text:span><text:span text:style-name="T145"> </text:span><text:span text:style-name="T137">überwiegend GF und Vorstand</text:span><text:span text:style-name="T145"> → Unternehmenspolitische Entscheidungen, Strategien zur Organisationsentwicklung usw. </text:span></text:p>
      <text:p text:style-name="P114"><text:span text:style-name="T122">Middle:</text:span><text:span text:style-name="T145"> </text:span><text:span text:style-name="T137">Geschäftsbereichsleiter, Abteilungsleiter</text:span><text:span text:style-name="T145"> → <text:s/>Umsetzungsentscheidungen administrativ, Festlegung von Wegen und Strategien. </text:span></text:p>
      <text:p text:style-name="P109"><text:span text:style-name="T114">Lower:</text:span><text:span text:style-name="T171"> </text:span><text:span text:style-name="T139">Fertigungsleiter, Meister, Gruppenleiter</text:span><text:span text:style-name="T171"> → übernehmen operative Steuerung und Fertigung.</text:span></text:p>
      <text:p text:style-name="P109"/>
      <text:p text:style-name="P123">HR</text:p>
      <text:p text:style-name="P93"><text:span text:style-name="T134">Personalplanung</text:span>.</text:p>
      <text:p text:style-name="P93"><text:span text:style-name="T107">Qualitative PP:</text:span> Hilfsmittel sind hier Stellenbeschreibung und Anforderungsprofil.</text:p>
      <text:p text:style-name="P93"><text:span text:style-name="T107">Quantitativer PP:</text:span> Ermittlung der „Zahl“ der erforderlichen Arbeitskräfte. Einflussfaktoren können <text:span text:style-name="T133">intern</text:span> (Urlaub, Krankheit) oder <text:span text:style-name="T133">extern</text:span> (Aussicht innerhalb der Branche, Lage der Wirtschaft).</text:p>
      <text:p text:style-name="P93"/>
      <text:p text:style-name="P84">Personalbedarf arten: <text:span text:style-name="T24">Ersatzbedarf, NeuB, MehrB, ReserveB, NachholB. </text:span></text:p>
      <text:p text:style-name="P73">Zusatzbedarf → zeit-begrenzter bedarf.</text:p>
      <text:p text:style-name="P73"/>
      <text:p text:style-name="P26">Personalbeschaffung.</text:p>
      <text:p text:style-name="P65">Beschaffungswege: <text:span text:style-name="T24">Interne → Innerbetriebliche Ausschreibung, Versetzung, Personalentwicklung, Mehrarbeit.</text:span></text:p>
      <text:p text:style-name="P50"><text:soft-page-break/>Externe → Arbeitsverwaltung, Personalleasing, Stellenanzeige, Personalberater, Sonstige Wege.</text:p>
      <text:p text:style-name="P122"/>
      <text:p text:style-name="P153"><text:span text:style-name="T1">PB Leasing: </text:span><text:span text:style-name="T79">externer Beschaffungsweg für Arbeitskräfte die kurzfristig im Unternehmen tätig werden sollen. Personalleasing-Firmen verleihen bei ihnen beschäftigte Arbeitnehmer an das personal suchende Unternehmen. </text:span><text:span text:style-name="T94">I</text:span><text:span text:style-name="T79">n Produktionen, Verwaltungen, technisch. Facharbeitern. </text:span><text:span text:style-name="T94">Grunde sind </text:span><text:span text:style-name="T79">Urlaub Mitarbeiter, Krankheit, Abwesenheit </text:span><text:span text:style-name="T94">von </text:span><text:span text:style-name="T79">Mitarbeitern oder kurzfristig zu bewältigende Personalengpässe im Unternehmen.</text:span></text:p>
      <text:p text:style-name="P104"><text:span text:style-name="T107">Flexibilität:</text:span> Unternehmen können flexibel auf kurzfristige Personalbedürfnisse reagieren. Sie können Mitarbeiter für einen bestimmten Zeitraum einstellen, um spezifische Projekte abzuschließen oder saisonale Spitzen abzudecken. </text:p>
      <text:p text:style-name="P104"><text:span text:style-name="T107">Kostenkontrolle: </text:span>Externe Dienstleister tragen die Verantwortung für die Lohn- und Gehaltsabrechnung, Sozialleistungen und andere arbeitsbezogene Kosten. Kosten werden kontrolliert und administrativen Aufwand reduziert. </text:p>
      <text:p text:style-name="P104"><text:span text:style-name="T107">Fachkenntnisse:</text:span> Unternehmen können von Fachkenntnissen und der Erfahrung der externen Mitarbeiter profitieren, die bereits für ähnliche Aufgaben geschult wurden. </text:p>
      <text:p text:style-name="P104"/>
      <text:p text:style-name="P150"><text:span text:style-name="T7">Keine langfristige Bindung:</text:span><text:span text:style-name="T10"> zwischen dem Unternehmen und dem Leasingpersonal. Mitarbeiter </text:span><text:span text:style-name="T11">sind </text:span><text:span text:style-name="T10">möglicherweise weniger motiviert, sich mit dem Unternehmen zu identifizieren oder sich langfristig einzubringen.</text:span><text:span text:style-name="T22"> <text:line-break/></text:span><text:span text:style-name="T8">Höhere Kosten: </text:span><text:span text:style-name="T12">l</text:span><text:span text:style-name="T9">angfristig teurer sein als die Einstellung eigener Mitarbeiter. </text:span><text:span text:style-name="T13">D</text:span><text:span text:style-name="T9">a der Dienstleister zusätzliche Gebühren für seine Dienstleistungen erhebt.</text:span><text:span text:style-name="T17"> <text:line-break/></text:span><text:line-break/><text:span text:style-name="T106">Stellenanzeigen.</text:span></text:p>
      <text:p text:style-name="P105"><text:span text:style-name="T107">Reichweite:</text:span> Breite Zielgruppe erreichen. Anzeigen können in verschiedenen Medienkanälen wie Online-Stellenbörsen, Zeitungen, Fachzeitschriften oder sozialen Medien geschaltet werden, um potenzielle Bewerber anzusprechen.</text:p>
      <text:p text:style-name="P105"><text:span text:style-name="T107">Kontrolle: </text:span>volle Kontrolle über den Inhalt, das Design und die Platzierung der Stellenanzeige. Sie können gezielt Informationen über die Anforderungen, die Aufgaben und das Unternehmen selbst kommunizieren, um Bewerber anzusprechen, die dem gewünschten Profil entsprechen.</text:p>
      <text:p text:style-name="P105"/>
      <text:p text:style-name="P105"><text:span text:style-name="T107">Große Bewerberzahl:</text:span> Auswahlprozess wird zeitaufwändig. Es erfordert Zeit und Ressourcen, um alle Bewerbungen zu sichten, zu analysieren und geeignete Kandidaten auszuwählen.</text:p>
      <text:p text:style-name="P105"><text:span text:style-name="T107">Einschränkung der Bewerberqualität:</text:span> Qualität der Bewerber ist möglicherweise nicht immer hoch. Es kann schwierig sein, aus der Masse qualifizierte Kandidaten zu identifizieren, insbesondere wenn die Anzeige nicht genau genug formuliert ist.</text:p>
      <text:p text:style-name="P105"/>
      <text:p text:style-name="P148"/>
      <text:p text:style-name="P140"><text:span text:style-name="T79">Entlohnung</text:span>.</text:p>
      <text:p text:style-name="P93"><text:span text:style-name="T126">Einteilung:</text:span><text:span text:style-name="T130"> </text:span>Lohn, Vergütung, Sold, Gehalt und Honorar.</text:p>
      <text:p text:style-name="P150"><text:span text:style-name="T45">W</text:span><text:span text:style-name="T36">eitere Einkommens</text:span><text:span text:style-name="T45">A</text:span><text:span text:style-name="T36">:</text:span><text:span text:style-name="T47"> Renten, Kindergeld, Pensionen, Arbeitslosengeld, Sozialhilfe </text:span></text:p>
      <text:p text:style-name="P85">Lohnformen: <text:span text:style-name="T24">Zeitlohn → Stundenlohn, Monatslohn.</text:span></text:p>
      <text:p text:style-name="P74">Leistungslohn → Akkordlohn (Stückgeld/Stückzeit), Prämienlohn, Polyvalenzlohn.</text:p>
      <text:p text:style-name="P74">Beteiligungslohn → Investivlohn, Gewinnbeteiligung.</text:p>
      <text:p text:style-name="P74"><text:soft-page-break/></text:p>
      <text:p text:style-name="P93"><text:span text:style-name="T115">Zeitlohn: </text:span>Wenn kein Bezug zwischen Mengenleistung und Entgelt herstellbar, Leistung nicht Messbar. Mengenleistung nicht durch Arbeitsleistung beeinflussbar.</text:p>
      <text:p text:style-name="P86"/>
      <text:p text:style-name="P93"><text:span text:style-name="T115">Akkordlohn: </text:span>Arten → Geldakkord, Zeitakkord, Gruppenakkord.</text:p>
      <text:p text:style-name="P93">Anwendungsbereiche <text:s/>→ <text:span text:style-name="T140">Akkordfähig:</text:span><text:span text:style-name="T129"> </text:span>Ablauf der Arbeit vorher bekannt und Umfang und Dauer wiederholbar ist. Ergebnis nach zeit oder Menge messbar ist. darf nicht zu Qualitätsverlusten, Unfallgefahren, Gesundheitsschäden <text:span text:style-name="T172">f</text:span><text:span text:style-name="T161">ü</text:span><text:span text:style-name="T172">hren.</text:span></text:p>
      <text:p text:style-name="P93"><text:span text:style-name="T133">Akkordreif: </text:span>Menschenrecht gestaltetes Arbeitssystem. <text:span text:style-name="T172">G</text:span>eeignetes Arbeitspersonal. </text:p>
      <text:p text:style-name="P93"><text:span text:style-name="T172">W</text:span>irtschaftliche Gestaltung des Abrechnungssystems.</text:p>
      <text:p text:style-name="P87"/>
      <text:p text:style-name="P93"><text:span text:style-name="T107">Prämienlohn: </text:span><text:span text:style-name="T27">Arten → Mengenleistungsprämie, Qualitätsprämie, Ersparnisprämie, Nutzungsgradprämie.</text:span></text:p>
      <text:p text:style-name="P75">Verlaufsarten → progressiv, degressiv, S-förmig, Linear.</text:p>
      <text:p text:style-name="P75">Anwendungsbereiche → ein Akkordlohn aufgrund zu hoher unbeeinflussbarer Zeitanteile nicht möglich ist. Mengenleistung nicht als Bezugsgröße herangezogen werden kann. Mehrere Bezugsgrößen kombiniert werden sollen. Geistige Leistung mit entlohnt werden soll </text:p>
      <text:p text:style-name="P75"/>
      <text:p text:style-name="P27">Stellenabbau.</text:p>
      <text:p text:style-name="P93"><text:span text:style-name="T125">Indirekter: </text:span><text:span text:style-name="T129"><text:s/></text:span>Einstellungsstopp, Nichtverlängerung von Zeitarbeitsverträgen, Abbau von Temporärarbeit, Umsetzung, Versetzung. </text:p>
      <text:p text:style-name="P111"><text:span text:style-name="T107">direkter: </text:span>Frühpensionierungen, Aufhebungsverträge, Veränderung der regulären Arbeitszeit, Einzelkündigungen, Massenentlassungen, Outplacement, Gründung von Beschäftigungsgesellschaften.</text:p>
      <text:p text:style-name="P124">Marketing</text:p>
      <text:p text:style-name="P28">Marketing 4 P’s.</text:p>
      <text:p text:style-name="P152"><text:span text:style-name="T75">Produktpolitik(Product):</text:span><text:span text:style-name="T68"> </text:span><text:span text:style-name="T79">Entscheidungen, </text:span><text:span text:style-name="T96">für </text:span><text:span text:style-name="T79">Gestaltung des Leistungsprogramms </text:span><text:span text:style-name="T95">(</text:span><text:span text:style-name="T79">Analyse, Planung, Produktveränderungen, Markenpolitik, Namensgebung, Verpackungsgestaltung</text:span><text:span text:style-name="T95">). </text:span>Was will/<text:span text:style-name="T174">kann </text:span>ich anbieten? Was braucht/<text:span text:style-name="T174">braucht nicht</text:span> der Markt? </text:p>
      <text:p text:style-name="P152"><text:span text:style-name="T75">Vertriebspolitik (Place</text:span><text:span text:style-name="T76">ment</text:span><text:span text:style-name="T75">):</text:span><text:span text:style-name="T68"> räumliche und zeitliche Distanz zwischen Unternehmen und Kunde zu überwinden. </text:span>Wo kann ich mein Produkt verkaufen? Welcher Vertriebskanal passt zu mir? Wo kauft/<text:span text:style-name="T174">kauft nicht</text:span> meine Zielgruppe?</text:p>
      <text:p text:style-name="P152"/>
      <text:p text:style-name="P95"><text:span text:style-name="T107">Preispolitik (Price):</text:span><text:span text:style-name="T33"> Preis</text:span><text:span text:style-name="T181"> </text:span>festgelegt, unter denen Produkte und Leistungen angeboten werden <text:span text:style-name="T175">(</text:span>Grundpreis, Rabatte, Boni und Skonti<text:span text:style-name="T175">).</text:span></text:p>
      <text:p text:style-name="P95"/>
      <text:p text:style-name="P95"><text:span text:style-name="T107">Kommunikationspolitik </text:span><text:span text:style-name="T116">(Promotion): </text:span><text:span text:style-name="T28">U</text:span><text:span text:style-name="T29">mfasst <text:s/>Kommunikation zwischen Unternehmen und ihren aktuellen und potenziellen Kunden, Mitarbeitern und Bezugsgruppen </text:span><text:span text:style-name="T28">(Mediawerbung, Direct Marketing, Verkaufsförderung, Sponsoring, Public Relations, Messen und Events, </text:span><text:span text:style-name="T30">In-App Werbung, Social Media</text:span><text:span text:style-name="T28">).</text:span></text:p>
      <text:p text:style-name="P35"/>
      <text:p text:style-name="P35"/>
      <text:p text:style-name="P35"/>
      <text:p text:style-name="P35">AIDA.</text:p>
      <text:p text:style-name="P97">Der Umworbene durchläuft verschiedene Stufen, die Teilziele für eine Verhaltensbeeinflussung angeben. Danach muss erfolgreiche Werbung <text:span text:style-name="T107">(Attention)</text:span> <text:soft-page-break/>auslösen, <text:span text:style-name="T107">(Interest)</text:span> wecken und durch den anschließenden <text:span text:style-name="T107">(Desire)</text:span>, <text:span text:style-name="T14">das Produkt zu besitzen den Umworbenen in der Kaufsituation zum Kauf </text:span><text:span text:style-name="T16">(Action)</text:span><text:span text:style-name="T14"> führen.</text:span> </text:p>
      <text:p text:style-name="P94"><text:span text:style-name="T14">Die Relevanz der einzelnen Stufen und der Verlauf des Wirkungsmodells hängen vom </text:span><text:span text:style-name="T15">Involvement </text:span><text:span text:style-name="T14">der Konsumenten (starkes, schwaches), der Gestaltung der Werbung (emotional oder sachlich, bildhaft oder sprachlich) sowie von der Zahl der Wiederholungen ab.</text:span> </text:p>
      <text:p text:style-name="P95"/>
      <text:p text:style-name="P29">Segmentierung.</text:p>
      <text:p text:style-name="P51">Aufteilung des Grundmarktes für eine Leistungsart in Teilmärkte. Einzelne Segmente sollen untereinander klar unterscheidbar und in sich jeweils möglichst ähnlich sein. Ziel ist die Ausrichtung der eigenen Angebotsaktivitäten (Marketing-Mix) an den unterschiedlichen Bedürfnis- bzw. Verhaltensmerkmalen der einzelnen Segmente </text:p>
      <text:p text:style-name="P95"><text:span text:style-name="T117">Kriterien Segmentierungsmerkmalen Wahl: </text:span>Messbarkeit, Tragfähigkeit, Stabilität im Zeitverlauf, Kaufverhaltensrelevanz, praktische Erreichbarkeit.</text:p>
      <text:p text:style-name="P95"/>
      <text:p text:style-name="P95"><text:span text:style-name="T107">Demografische Segmentation:</text:span> Kunden werden anhand demografischer Merkmale wie Alter, Geschlecht, Einkommen und Wohnortgröße gruppiert.</text:p>
      <text:p text:style-name="P95"><text:span text:style-name="T107">Geografische:</text:span> Kunden werden basierend auf ihrem geografischen Standort eingeteilt, um regionale oder lokale Marketingkampagnen zu entwickeln.</text:p>
      <text:p text:style-name="P95"><text:span text:style-name="T107">Verhaltensbezogene:</text:span> Kunden werden anhand ihres Kaufverhaltens, ihrer Nutzung bestimmter Produkte oder ihrer Reaktion auf Werbemaßnahmen gruppiert.</text:p>
      <text:p text:style-name="P95"><text:span text:style-name="T107">Psychografische:</text:span> Kunden werden aufgrund ihrer Lebensstile, Persönlichkeiten und Wertvorstellungen segmentiert, um deren Interessen und Motivationen besser zu verstehen.</text:p>
      <text:p text:style-name="P95"/>
      <text:p text:style-name="P30">Werbung.</text:p>
      <text:p text:style-name="P52"><text:span text:style-name="T107">Werbemittel:</text:span> unterscheiden nach sachlichen und persönlichen. </text:p>
      <text:p text:style-name="P52"><text:span text:style-name="T133">sachlich</text:span> = Anzeigen, Plakate, Spots, Filme / <text:span text:style-name="T133">persönlich</text:span> = Anpreisung, Vorführungen <text:s/>Beratungsgespräch, Verkaufsgespräch.</text:p>
      <text:p text:style-name="P52"><text:span text:style-name="T107">Werbeträger:</text:span> sämtliche Medien. <text:span text:style-name="T173">D</text:span>adurch werden die Werbemittel präsentiert. <text:span text:style-name="T173">E</text:span>rst durch sie wird Botschaft dem Kunden näher gebracht </text:p>
      <text:p text:style-name="P113"><text:span text:style-name="T107">Zielgruppen:</text:span> <text:span text:style-name="T173">Werden </text:span>unterschiede<text:span text:style-name="T173">t durch </text:span>Alter, Bildung, Geschlecht, Erstkäufer, Intensivkäufer, innovationsfreudig, sicherheitsorientiert. </text:p>
      <text:p text:style-name="P113"/>
      <text:p text:style-name="P121">Marketing Segmentierung</text:p>
      <text:p text:style-name="P155"><text:span text:style-name="T2">Aufteilung des Grundmarktes in Teilmärkte. </text:span><text:span text:style-name="T129">Segmente sollen untereinander klar unterscheidbar </text:span><text:span text:style-name="T2">sein. Ziel ist es, das Angebot auf die verschiedenen Bedürfnisse und Verhaltensweisen der einzelnen Kundengruppen auszurichten.</text:span></text:p>
      <text:p text:style-name="P157"/>
      <text:p text:style-name="P157">Kriterien Segmentierungsmerkmalen.</text:p>
      <text:p text:style-name="P157">Messbarkeit, Tragfähigkeit, Kaufverhaltensrelevanz, praktische Erreichbarkeit, Stabilität im Zeitverlauf </text:p>
      <text:p text:style-name="P119">VWL</text:p>
      <text:p text:style-name="P31">Konjunktur.</text:p>
      <text:p text:style-name="P98"><text:span text:style-name="T176">Wird Verwendet um </text:span>die wirtschaftliche Gesamtlage, die sich aus dem Zusammenwirken der einzelnen ökonomischen Größen wie BIP, Konsum, Investition, Staatsverbrauch und Außenbeitrag ergibt, zu beurteilen </text:p>
      <text:p text:style-name="P98"><text:soft-page-break/></text:p>
      <text:p text:style-name="P32">Konjunktur<text:span text:style-name="T176">zyklus.</text:span></text:p>
      <text:p text:style-name="P99"><text:span text:style-name="T128">Aufschwung: </text:span>Produktion, die Beschäftigung, das Einkommen, die Nachfrage und die Geldmenge nehmen langsam zu. Produktionsfaktoren zunehmend ausgelastet. Preise steigen langsam. Stimmung ist optimistisch / Investitionen nehmen zu.</text:p>
      <text:p text:style-name="P99"><text:span text:style-name="T118">Boom: </text:span>Nachfrage übersteigt das Angebot. <text:span text:style-name="T176">G</text:span>ute Wirtschaftslage führt zu expansiven Lohnpolitik. beides heizt die Inflation <text:span text:style-name="T176">an. R</text:span>eale BSP <text:span text:style-name="T176">steigt</text:span> gering. Stimmung / <text:span text:style-name="T176">I</text:span>nvestitionstätigkeit sinkt. </text:p>
      <text:p text:style-name="P99"><text:span text:style-name="T128">Abschwung: </text:span>Investitionsrückgang führt <text:span text:style-name="T176">zu Entlassungen. </text:span>Einkommen / Konsumausgaben der privaten Haushalte gehen zurück. Gewinne / Zuwachsraten der Löhne sinken. Preise werde<text:span text:style-name="T176">n</text:span> stabiler. Stimmung ist pessimistisch.</text:p>
      <text:p text:style-name="P99"><text:span text:style-name="T118">Tiefstand:</text:span><text:span text:style-name="T176"> </text:span>Auslastung des Produktionspotentials erreicht Tiefpunkt, da die Investitionsgüter- und die Konsumgüternachfrage gering ist. Arbeitslosenquote Höchststand. Banken haben hohe Liquiditätsreserve. Stimmung depressiv. </text:p>
      <text:p text:style-name="P99"/>
      <text:p text:style-name="P33">Preisbildung.</text:p>
      <text:p text:style-name="P53"><text:span text:style-name="T107">Monopol:</text:span> Marktsituation in der für ein ökonomisches Gut nur ein Anbieter vorhanden ist.</text:p>
      <text:p text:style-name="P100"><text:span text:style-name="T127">Oligopol:</text:span><text:span text:style-name="T131"> </text:span>Marktform bei der viele Nachfrager wenigen Anbietern gegenüberstehen. <text:span text:style-name="T177">Wenn es genau zwei Anbietern gibt „</text:span><text:span text:style-name="T141">Duopol</text:span><text:span text:style-name="T177">“. Wenn wenige Anbieter und Nachfragern „</text:span><text:span text:style-name="T141">bilaterales Oligopol</text:span><text:span text:style-name="T177">“.</text:span></text:p>
      <text:p text:style-name="P101"><text:span text:style-name="T119">Polypol: </text:span>Marktform <text:span text:style-name="T178">mit viele</text:span> Anbietern <text:span text:style-name="T178">und </text:span>Nachfragern. <text:span text:style-name="T178">Einzelne Anbieter haben geringen Marktanteil und es gibt Konkurrenz.</text:span></text:p>
      <text:p text:style-name="P101"/>
      <text:p text:style-name="P34">Wirtschaftskreislauf.</text:p>
      <text:p text:style-name="P88">Wirtschaftssubjekte: <text:span text:style-name="T24">Natürlichen und juristischen Personen, die am Wirtschaftsleben teilnehmen und die je nach ihrer Stellung zum Markt zu Sektoren zusammengefasst werden können. </text:span></text:p>
      <text:p text:style-name="P88">Sektoren: <text:span text:style-name="T24">Private Unternehmen mit eigener Rechtspersönlichkeit. P Haushalte und Unternehmen ohne eigene Rechtspersönlichkeit. P Organisationen ohne Erwerbszweck. Staat (öffentliche Haushalte) sowie übrige Welt (Ausland). </text:span></text:p>
      <text:p text:style-name="P77"/>
      <text:p text:style-name="P34">Zwei Stromgroβen in Wirtschaftskreislauf.</text:p>
      <text:p text:style-name="P98"><text:span text:style-name="T107">Güterstrom</text:span> bezeichnet den Fluss von Waren und Produktionsfaktoren in der Wirtschaft. Unternehmen beziehen Produktionsfaktoren und geben produzierte Güter an andere weiter. Es gibt einen <text:span text:style-name="T107">Geldstrom</text:span>, der den Güterstrom begleitet. Produktionsfaktoren erhalten Löhne, Mieten, Zinsen und Gewinne, während für Güter Preise gezahlt werden. <text:s/></text:p>
      <text:p text:style-name="P88">Transferzahlungen: <text:span text:style-name="T24">Einkommenszahlungen aus öffentlichen Haushalt ohne Gegenleistung (Sozialhilfe, BAföG, Rente, Subventionen, Steuererlass, </text:span><text:span text:style-name="T31">usw.)<text:line-break/><text:line-break/></text:span><text:span text:style-name="T142">BIP / BSP.</text:span></text:p>
      <text:p text:style-name="P102"><text:span text:style-name="T120">BSP:</text:span><text:span text:style-name="T31"> </text:span><text:span text:style-name="T24">Inländerkonzept, es ist personenbezogen. Es misst die Werte, die von Inländern in einem Jahr erbracht worden sind </text:span><text:span text:style-name="T32">(auch im ausland)</text:span><text:span text:style-name="T24">. </text:span><text:span text:style-name="T31"><text:line-break/></text:span><text:span text:style-name="T120">BIP:</text:span><text:span text:style-name="T31"> Inlandskonzept, es ist gebietsbezogen. Es misst die Werte, die im Inland innerhalb eines Jahres (auch von Ausländern) erwirtschaftet worden sind. </text:span></text:p>
      <text:p text:style-name="P78"/>
      <text:p text:style-name="P89"><text:span text:style-name="T179">N</text:span>achteile.</text:p>
      <text:p text:style-name="P76"><text:soft-page-break/>- Erfasst nur quantitativen, nicht qualitativen Wohlstand.</text:p>
      <text:p text:style-name="P76">- Negativen Auswirkungen wie Umweltverschmutzung / Unfälle ignoriert.</text:p>
      <text:p text:style-name="P76">- Keine Informationen zur Einkommensverteilung.</text:p>
      <text:p text:style-name="P76">- Arbeitslosigkeit wird nicht berücksichtigt.</text:p>
      <text:p text:style-name="P76">- Eigenleistungen und unentgeltliche staatliche Leistungen werden nicht erfasst.</text:p>
      <text:p text:style-name="P76">- Schwierige Bewertung von unentgeltlichen staatlichen Leistungen aufgrund fehlender Marktprei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sans-serif, 'Apple Color Emoji', 'Segoe UI Emoji', 'Segoe UI Symbol'"/>
    <style:font-face style:name="arial" svg:font-family="aria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30T21:05:04.244000000</meta:creation-date>
    <dc:date>2023-07-09T20:08:27.144000000</dc:date>
    <meta:editing-duration>PT3H24M49S</meta:editing-duration>
    <meta:editing-cycles>11</meta:editing-cycles>
    <meta:generator>LibreOffice/7.3.4.2$Windows_X86_64 LibreOffice_project/728fec16bd5f605073805c3c9e7c4212a0120dc5</meta:generator>
    <meta:document-statistic meta:table-count="0" meta:image-count="0" meta:object-count="0" meta:page-count="16" meta:paragraph-count="322" meta:word-count="3817" meta:character-count="34396" meta:non-whitespace-character-count="30796"/>
  </office:meta>
</office:document-meta>
</file>